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92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8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ourier New"/>
    </style:style>
    <style:style style:name="ce17" style:family="table-cell" style:parent-style-name="Default">
      <style:text-properties style:font-name="Courier New"/>
    </style:style>
    <style:style style:name="ce18" style:family="table-cell" style:parent-style-name="Default" style:data-style-name="N11">
      <style:text-properties style:font-name="Courier New"/>
    </style:style>
    <style:style style:name="ce19" style:family="table-cell" style:parent-style-name="Default">
      <style:text-properties style:font-name="Courier New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65" style:family="table-cell" style:parent-style-name="Default" style:data-style-name="N164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number-columns-repeated="1004" table:default-cell-style-name="Default"/>
        <table:table-row table:style-name="ro1">
          <table:table-cell table:style-name="ce1" table:formula="of:=COM.MICROSOFT.CONCAT([.C213];[.F213];[.D213];[.G213];[.H213])" office:value-type="string" office:string-value="Class 1: 511 - The Arcane Eternal" calcext:value-type="string">
            <text:p>Class 1: 511 - The Arcane Eternal</text:p>
          </table:table-cell>
          <table:table-cell table:style-name="ce6" office:value-type="float" office:value="511" calcext:value-type="float">
            <text:p>511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office:value-type="string" calcext:value-type="string">
            <text:p>AoA</text:p>
          </table:table-cell>
          <table:table-cell table:style-name="ce6" table:number-columns-repeated="2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1" table:formula="of:=COM.MICROSOFT.CONCAT([.C214];[.F214];[.D214];[.G214];[.H214])" office:value-type="string" office:string-value="Class 2: 509 - The Ashen Titan" calcext:value-type="string">
            <text:p>Class 2: 509 - The Ashen Titan</text:p>
          </table:table-cell>
          <table:table-cell table:style-name="ce6" office:value-type="float" office:value="509" calcext:value-type="float">
            <text:p>509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834" calcext:value-type="float">
            <text:p>1834</text:p>
          </table:table-cell>
          <table:table-cell table:style-name="ce5" table:formula="of:=[.E2]" office:value-type="float" office:value="1834" calcext:value-type="float">
            <text:p>1834.0</text:p>
          </table:table-cell>
          <table:table-cell/>
          <table:table-cell table:style-name="ce6"/>
          <table:table-cell table:style-name="ce32" table:formula="of:=[.V9]" office:value-type="float" office:value="99868249.348784" calcext:value-type="float">
            <text:p>99,868,249</text:p>
          </table:table-cell>
          <table:table-cell table:style-name="ce32"/>
          <table:table-cell table:style-name="ce11" table:formula="of:=[.W9]" office:value-type="float" office:value="5459497.04999999" calcext:value-type="float">
            <text:p>5,459,497.0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2]))" office:value-type="float" office:value="69692" calcext:value-type="float">
            <text:p>69692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39.949556" calcext:value-type="float">
            <text:p>239.9</text:p>
          </table:table-cell>
          <table:table-cell table:style-name="ce10" table:formula="of:=1.1%*(1+[.S22])/60" office:value-type="percentage" office:value="0.003443" calcext:value-type="percentage">
            <text:p>0.34%</text:p>
          </table:table-cell>
          <table:table-cell table:style-name="ce9" table:formula="of:=[.W2]*60" office:value-type="percentage" office:value="0.20658" calcext:value-type="percentage">
            <text:p>20.66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65" calcext:value-type="float">
            <text:p>65</text:p>
          </table:table-cell>
          <table:table-cell table:formula="of:=[.AA2]*2.20462" office:value-type="float" office:value="143.3003" calcext:value-type="float">
            <text:p>143.3003</text:p>
          </table:table-cell>
          <table:table-cell table:number-columns-repeated="8"/>
          <table:table-cell table:formula="of:=SUM([.AK3:.AK5])" office:value-type="float" office:value="758.16" calcext:value-type="float">
            <text:p>758.16</text:p>
          </table:table-cell>
          <table:table-cell table:formula="of:=SUM([.AL3:.AL5])" office:value-type="float" office:value="1671.4546992" calcext:value-type="float">
            <text:p>1671.4546992</text:p>
          </table:table-cell>
          <table:table-cell table:formula="of:=SUM([.AM3:.AM5])" office:value-type="float" office:value="0.8357273496" calcext:value-type="float">
            <text:p>0.8357273496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1" table:formula="of:=COM.MICROSOFT.CONCAT([.C215];[.F215];[.D215];[.G215];[.H215])" office:value-type="string" office:string-value="Class 3: 502 - The Primordial Arbiter" calcext:value-type="string">
            <text:p>Class 3: 502 - The Primordial Arbiter</text:p>
          </table:table-cell>
          <table:table-cell table:style-name="ce6" office:value-type="float" office:value="502" calcext:value-type="float">
            <text:p>502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V10]" office:value-type="float" office:value="51.66" calcext:value-type="float">
            <text:p>51.66</text:p>
          </table:table-cell>
          <table:table-cell table:style-name="ce6"/>
          <table:table-cell table:style-name="ce12" table:formula="of:=[.V10]" office:value-type="percentage" office:value="51.66" calcext:value-type="percentage">
            <text:p>5166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367.64" calcext:value-type="float">
            <text:p>367.6</text:p>
          </table:table-cell>
          <table:table-cell table:style-name="ce10" table:formula="of:=[.X3]/60" office:value-type="percentage" office:value="0.00336666666666667" calcext:value-type="percentage">
            <text:p>0.34%</text:p>
          </table:table-cell>
          <table:table-cell table:style-name="ce9" table:formula="of:=2%+([.F7]/100/100/2)" office:value-type="percentage" office:value="0.202" calcext:value-type="percentage">
            <text:p>20.2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9.75" calcext:value-type="float">
            <text:p>9.75</text:p>
          </table:table-cell>
          <table:table-cell table:formula="of:=[.AA3]*2.20462" office:value-type="float" office:value="21.495045" calcext:value-type="float">
            <text:p>21.4950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68.48" calcext:value-type="float">
            <text:p>168.48</text:p>
          </table:table-cell>
          <table:table-cell table:style-name="ce42" table:formula="of:=[.AK3]*2.20462" office:value-type="float" office:value="371.4343776" calcext:value-type="float">
            <text:p>371.43</text:p>
          </table:table-cell>
          <table:table-cell table:style-name="ce42" table:formula="of:=[.AL3]/2000" office:value-type="float" office:value="0.1857171888" calcext:value-type="float">
            <text:p>0.1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35" calcext:value-type="float">
            <text:p>535</text:p>
          </table:table-cell>
          <table:table-cell table:style-name="ce5" table:formula="of:=[.E4]*(1+[.Y22])" office:value-type="float" office:value="7704" calcext:value-type="float">
            <text:p>7704.0</text:p>
          </table:table-cell>
          <table:table-cell/>
          <table:table-cell table:style-name="ce6"/>
          <table:table-cell table:style-name="ce6" table:formula="of:=[.V11]" office:value-type="float" office:value="20.12" calcext:value-type="float">
            <text:p>20.12</text:p>
          </table:table-cell>
          <table:table-cell table:style-name="ce6"/>
          <table:table-cell table:style-name="ce12" table:formula="of:=[.V11]" office:value-type="percentage" office:value="20.12" calcext:value-type="percentage">
            <text:p>201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9200" calcext:value-type="float">
            <text:p>1092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452.816" calcext:value-type="float">
            <text:p>452.8</text:p>
          </table:table-cell>
          <table:table-cell table:style-name="ce10" table:formula="of:=[.X4]/60" office:value-type="percentage" office:value="0.00414666666666667" calcext:value-type="percentage">
            <text:p>0.41%</text:p>
          </table:table-cell>
          <table:table-cell table:style-name="ce9" table:formula="of:=1%*(1+3+3%*[.E90])+([.F7]/100/100/2)+1%" office:value-type="percentage" office:value="0.2488" calcext:value-type="percentage">
            <text:p>24.88%</text:p>
          </table:table-cell>
          <table:table-cell/>
          <table:table-cell office:value-type="string" calcext:value-type="string">
            <text:p>Muscle</text:p>
          </table:table-cell>
          <table:table-cell table:formula="of:=[.AA2]*0.4" office:value-type="float" office:value="26" calcext:value-type="float">
            <text:p>26</text:p>
          </table:table-cell>
          <table:table-cell table:formula="of:=[.AA4]*2.20462" office:value-type="float" office:value="57.32012" calcext:value-type="float">
            <text:p>57.32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1+[.F177]" office:value-type="float" office:value="6.75" calcext:value-type="float">
            <text:p>6.75</text:p>
          </table:table-cell>
          <table:table-cell table:number-columns-repeated="2"/>
          <table:table-cell table:formula="of:=[.AA4]*[.AC4]*[.AD4]*[.AE4]*[.AF4]*[.AG4]*[.AH4]" office:value-type="float" office:value="505.44" calcext:value-type="float">
            <text:p>505.44</text:p>
          </table:table-cell>
          <table:table-cell table:style-name="ce42" table:formula="of:=[.AK4]*2.20462" office:value-type="float" office:value="1114.3031328" calcext:value-type="float">
            <text:p>1114.30</text:p>
          </table:table-cell>
          <table:table-cell table:style-name="ce42" table:formula="of:=[.AL4]/2000" office:value-type="float" office:value="0.5571515664" calcext:value-type="float">
            <text:p>0.5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7:.E217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B22])" office:value-type="float" office:value="3060" calcext:value-type="float">
            <text:p>3060.0</text:p>
          </table:table-cell>
          <table:table-cell/>
          <table:table-cell table:style-name="ce6"/>
          <table:table-cell table:style-name="ce6" table:formula="of:=[.V12]" office:value-type="float" office:value="6.72" calcext:value-type="float">
            <text:p>6.72</text:p>
          </table:table-cell>
          <table:table-cell table:style-name="ce6"/>
          <table:table-cell table:style-name="ce12" table:formula="of:=[.V12]" office:value-type="percentage" office:value="6.72" calcext:value-type="percentage">
            <text:p>67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335.776056" calcext:value-type="float">
            <text:p>335.8</text:p>
          </table:table-cell>
          <table:table-cell table:style-name="ce10" table:formula="of:=1.1%*(1+[.S22]+750%)/60" office:value-type="percentage" office:value="0.004818" calcext:value-type="percentage">
            <text:p>0.48%</text:p>
          </table:table-cell>
          <table:table-cell table:style-name="ce9" table:formula="of:=[.W5]*60" office:value-type="percentage" office:value="0.28908" calcext:value-type="percentage">
            <text:p>28.91%</text:p>
          </table:table-cell>
          <table:table-cell/>
          <table:table-cell office:value-type="string" calcext:value-type="string">
            <text:p>Rest</text:p>
          </table:table-cell>
          <table:table-cell table:formula="of:=[.AA2]-[.AA3]-[.AA4]" office:value-type="float" office:value="29.25" calcext:value-type="float">
            <text:p>29.25</text:p>
          </table:table-cell>
          <table:table-cell table:formula="of:=[.AA5]*2.20462" office:value-type="float" office:value="64.485135" calcext:value-type="float">
            <text:p>64.485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5]*[.AC5]*[.AD5]*[.AE5]*[.AF5]*[.AG5]" office:value-type="float" office:value="84.24" calcext:value-type="float">
            <text:p>84.24</text:p>
          </table:table-cell>
          <table:table-cell table:style-name="ce42" table:formula="of:=[.AK5]*2.20462" office:value-type="float" office:value="185.7171888" calcext:value-type="float">
            <text:p>185.72</text:p>
          </table:table-cell>
          <table:table-cell table:style-name="ce42" table:formula="of:=[.AL5]/2000" office:value-type="float" office:value="0.0928585944" calcext:value-type="float">
            <text:p>0.0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8:.E218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60" calcext:value-type="float">
            <text:p>1660</text:p>
          </table:table-cell>
          <table:table-cell table:style-name="ce5" table:formula="of:=[.E6]*(1+[.AE22])" office:value-type="float" office:value="23904" calcext:value-type="float">
            <text:p>23904.0</text:p>
          </table:table-cell>
          <table:table-cell/>
          <table:table-cell table:style-name="ce6"/>
          <table:table-cell table:style-name="ce6" table:formula="of:=[.U23]" office:value-type="float" office:value="0" calcext:value-type="float">
            <text:p>0</text:p>
          </table:table-cell>
          <table:table-cell table:style-name="ce6"/>
          <table:table-cell table:style-name="ce12" table:formula="of:=[.V22]" office:value-type="percentage" office:value="17.05" calcext:value-type="percentage">
            <text:p>170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[.$AJ$7]" office:value-type="float" office:value="64443.6" calcext:value-type="float">
            <text:p>64443.6</text:p>
          </table:table-cell>
          <table:table-cell table:formula="of:=[.AL2]*[.$AJ$7]" office:value-type="float" office:value="142073.649432" calcext:value-type="float">
            <text:p>142073.649432</text:p>
          </table:table-cell>
          <table:table-cell table:formula="of:=[.AM2]*[.$AJ$7]" office:value-type="float" office:value="71.036824716" calcext:value-type="float">
            <text:p>71.03682471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9:.E219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820" calcext:value-type="float">
            <text:p>1820</text:p>
          </table:table-cell>
          <table:table-cell table:style-name="ce5" table:formula="of:=[.E7]*2" office:value-type="float" office:value="3640" calcext:value-type="float">
            <text:p>364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table:style-name="ce9" table:formula="of:=(1+[.BA37])*10" office:value-type="percentage" office:value="85" calcext:value-type="percentage">
            <text:p>8500.00%</text:p>
          </table:table-cell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0:.E220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4]" office:value-type="string" office:string-value="The Arcane Eternal" calcext:value-type="string">
            <text:p>The Arcane Eternal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1:.E221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2]))/(1/(1+[.$AW$22]))" office:value-type="float" office:value="27818453.8576" calcext:value-type="float">
            <text:p>27818453.857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99868249.348784" calcext:value-type="float">
            <text:p>99868249.348784</text:p>
          </table:table-cell>
          <table:table-cell table:style-name="ce6" table:formula="of:=([.T11]+[.T12])/2" office:value-type="float" office:value="5459497.04999999" calcext:value-type="float">
            <text:p>5459497.04999999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2:.E222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2]))/(1/(1+[.$AK$22]))/(1/(1+[.$AW$22]))" office:value-type="float" office:value="171918044.839968" calcext:value-type="float">
            <text:p>171918044.83996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2]" office:value-type="percentage" office:value="51.66" calcext:value-type="percentage">
            <text:p>5166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3:.E223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65" table:formula="of:=1-0.8/(1+[.$P$22]+[.$AW$22]+[.$AN$22])" office:value-type="percentage" office:value="0.986868023637557" calcext:value-type="percentage">
            <text:p>98.687%</text:p>
          </table:table-cell>
          <table:table-cell table:formula="of:=1/(1-[.R11])" office:value-type="float" office:value="76.1499999999999" calcext:value-type="float">
            <text:p>76.1499999999999</text:p>
          </table:table-cell>
          <table:table-cell table:formula="of:=[.$T$2]*[.S11]" office:value-type="float" office:value="5307045.79999999" calcext:value-type="float">
            <text:p>5307045.79999999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2]" office:value-type="percentage" office:value="20.12" calcext:value-type="percentage">
            <text:p>201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4:.E224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65" table:formula="of:=1-0.8/(1+[.$P$22]+[.$AK$22]+[.$AW$22])" office:value-type="percentage" office:value="0.98758149642968" calcext:value-type="percentage">
            <text:p>98.758%</text:p>
          </table:table-cell>
          <table:table-cell table:formula="of:=1/(1-[.R12])" office:value-type="float" office:value="80.5249999999997" calcext:value-type="float">
            <text:p>80.5249999999997</text:p>
          </table:table-cell>
          <table:table-cell table:formula="of:=[.$T$2]*[.S12]" office:value-type="float" office:value="5611948.29999998" calcext:value-type="float">
            <text:p>5611948.29999998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2]" office:value-type="percentage" office:value="6.72" calcext:value-type="percentage">
            <text:p>67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5:.E225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65" table:formula="of:=([.R11]+[.R12])/2" office:value-type="percentage" office:value="0.987224760033619" calcext:value-type="percentage">
            <text:p>98.722%</text:p>
          </table:table-cell>
          <table:table-cell table:style-name="ce14" table:formula="of:=([.S11]+[.S12])/2" office:value-type="float" office:value="78.3374999999998" calcext:value-type="float">
            <text:p>78.3</text:p>
          </table:table-cell>
          <table:table-cell table:formula="of:=[.$T$2]*[.S13]" office:value-type="float" office:value="5459497.04999999" calcext:value-type="float">
            <text:p>5459497.04999999</text:p>
          </table:table-cell>
          <table:table-cell table:style-name="ce6" table:number-columns-repeated="2"/>
          <table:table-cell table:number-columns-repeated="15"/>
          <table:table-cell table:style-name="ce9" table:formula="of:=[.AL53]+[.AM53]*[.E53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U30]+[.AV30]*[.$E30])" office:value-type="percentage" office:value="0.47" calcext:value-type="percentage">
            <text:p>47.00%</text:p>
          </table:table-cell>
          <table:table-cell/>
          <table:table-cell table:style-name="ce9" table:formula="of:=[.AX53]+[.AY53]*[.E53]" office:value-type="percentage" office:value="0.2" calcext:value-type="percentage">
            <text:p>2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65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22];[.$E$2])" office:value-type="string" office:string-value="Vit: 1834" calcext:value-type="string">
            <text:p>Vit: 1834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Mantle</text:p>
          </table:table-cell>
          <table:table-cell table:style-name="ce65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6];[.$E$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P</text:p>
          </table:table-cell>
          <table:table-cell table:style-name="ce65" table:formula="of:=1-0.8/(1+[.$P$22]+[.$AW$22]+[.$AN$22]+[.BA37])" office:value-type="percentage" office:value="0.988307512423268" calcext:value-type="percentage">
            <text:p>98.831%</text:p>
          </table:table-cell>
          <table:table-cell table:formula="of:=1/(1-[.R16])" office:value-type="float" office:value="85.5250000000003" calcext:value-type="float">
            <text:p>85.5250000000003</text:p>
          </table:table-cell>
          <table:table-cell table:formula="of:=[.$T$2]*[.S16]" office:value-type="float" office:value="5960408.30000002" calcext:value-type="float">
            <text:p>5960408.30000002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7];[.$F$227];[.$L$227];[.$G$227];[.$H$227];[.$I$227])" office:value-type="string" office:string-value="Str:  535  [7,704.0]" calcext:value-type="string">
            <text:p>Str: <text:s/>535 <text:s/>[7,704.0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M</text:p>
          </table:table-cell>
          <table:table-cell table:style-name="ce65" table:formula="of:=1-0.8/(1+[.$P$22]+[.$AK$22]+[.$AW$22]+[.BA37])" office:value-type="percentage" office:value="0.988876529477197" calcext:value-type="percentage">
            <text:p>98.888%</text:p>
          </table:table-cell>
          <table:table-cell table:formula="of:=1/(1-[.R17])" office:value-type="float" office:value="89.8999999999997" calcext:value-type="float">
            <text:p>89.8999999999997</text:p>
          </table:table-cell>
          <table:table-cell table:formula="of:=[.$T$2]*[.S17]" office:value-type="float" office:value="6265310.79999998" calcext:value-type="float">
            <text:p>6265310.79999998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8];[.$F$228];[.$L$228];[.$G$228];[.$H$228];[.$I$228])" office:value-type="string" office:string-value="Dex:  450  [3,060.0]" calcext:value-type="string">
            <text:p>Dex: <text:s/>450 <text:s/>[3,060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EHB</text:p>
          </table:table-cell>
          <table:table-cell table:style-name="ce65" table:formula="of:=([.R16]+[.R17])/2" office:value-type="percentage" office:value="0.988592020950232" calcext:value-type="percentage">
            <text:p>98.859%</text:p>
          </table:table-cell>
          <table:table-cell table:style-name="ce14" table:formula="of:=([.S16]+[.S17])/2" office:value-type="float" office:value="87.7125" calcext:value-type="float">
            <text:p>87.7</text:p>
          </table:table-cell>
          <table:table-cell table:formula="of:=[.$T$2]*[.S18]" office:value-type="float" office:value="6112859.55" calcext:value-type="float">
            <text:p>6112859.55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29]; [.$F$229];[.$L$229];[.$G$229]; [.$H$229]; [.$I$229])" office:value-type="string" office:string-value="Int: 1660 [23,904.0]" calcext:value-type="string">
            <text:p>Int: 1660 [23,904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30];[.$E$7])" office:value-type="string" office:string-value="Wis: 1820" calcext:value-type="string">
            <text:p>Wis: 182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[.D232]; [.F232])" office:value-type="string" office:string-value="Resilience: 5,166.0%" calcext:value-type="string">
            <text:p>Resilience: 5,166.0%</text:p>
          </table:table-cell>
          <table:table-cell table:number-columns-repeated="3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7:.P178])" office:value-type="percentage" office:value="51.66" calcext:value-type="percentage">
            <text:p>516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7:.S178])" office:value-type="percentage" office:value="17.78" calcext:value-type="percentage">
            <text:p>177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7:.V178])" office:value-type="percentage" office:value="17.05" calcext:value-type="percentage">
            <text:p>170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7:.Y178])" office:value-type="percentage" office:value="13.4" calcext:value-type="percentage">
            <text:p>13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7:.AB178])" office:value-type="percentage" office:value="5.8" calcext:value-type="percentage">
            <text:p>580.00%</text:p>
          </table:table-cell>
          <table:table-cell table:style-name="ce10" table:number-columns-repeated="2"/>
          <table:table-cell table:style-name="ce10" table:formula="of:=SUM([.AE27:.AE178])" office:value-type="percentage" office:value="13.4" calcext:value-type="percentage">
            <text:p>13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7:.AH178])" office:value-type="percentage" office:value="20.12" calcext:value-type="percentage">
            <text:p>201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7:.AK178])" office:value-type="percentage" office:value="5.18" calcext:value-type="percentage">
            <text:p>51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7:.AN178])" office:value-type="percentage" office:value="1.68" calcext:value-type="percentage">
            <text:p>16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7:.AQ178])" office:value-type="percentage" office:value="6.72" calcext:value-type="percentage">
            <text:p>67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7:.AT178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7:.AW178])" office:value-type="percentage" office:value="6.58" calcext:value-type="percentage">
            <text:p>65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7:.AZ178])" office:value-type="percentage" office:value="2.8" calcext:value-type="percentage">
            <text:p>28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formula="of:=COM.MICROSOFT.CONCAT([.D233]; [.F233])" office:value-type="string" office:string-value="w/Mantle:   5,916.0%" calcext:value-type="string">
            <text:p>w/Mantle: <text:s text:c="2"/>5,916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style-name="ce6" office:value-type="string" calcext:value-type="string">
            <text:p>Mis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18" table:formula="of:=COM.MICROSOFT.CONCAT(&quot;Speed+:     &quot;;[.F234])" office:value-type="string" office:string-value="Speed+:     2,012.0%" calcext:value-type="string">
            <text:p>Speed+: <text:s text:c="4"/>2,012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11" calcext:value-type="float">
            <text:p>511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18" table:formula="of:=COM.MICROSOFT.CONCAT(&quot;Damage+:    &quot;; [.F235])" office:value-type="string" office:string-value="Damage+:    1,705.0%" calcext:value-type="string">
            <text:p>Damage+: <text:s text:c="3"/>1,705.0%</text:p>
          </table:table-cell>
          <table:table-cell table:style-name="ce2" office:value-type="string" calcext:value-type="string">
            <text:p>Archon Strike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" table:formula="of:=[.D25]+([.C25]-1)*20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formula="of:=[.D26]+([.C26]-1)*20"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6]=1;[.$E$9];0%)+IF([.H26]=1;[.$E$11];0%)+IF([.G26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7];[.C237])" office:value-type="string" office:string-value="Health:   69,692" calcext:value-type="string">
            <text:p>Health: <text:s text:c="2"/>69,692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2" calcext:value-type="float">
            <text:p>12</text:p>
          </table:table-cell>
          <table:table-cell table:style-name="ce3" table:formula="of:=[.D27]+([.C27]-1)*20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5" table:formula="of:=([.N27]+[.O27]*[.$E27])" office:value-type="percentage" office:value="0.76" calcext:value-type="percentage">
            <text:p>76.00%</text:p>
          </table:table-cell>
          <table:table-cell table:style-name="ce35" table:formula="of:=[.P27]" office:value-type="percentage" office:value="7.6" calcext:value-type="percentage">
            <text:p>76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7]+[.O27]*[.$E27])*[.$K27]" office:value-type="percentage" office:value="7.6" calcext:value-type="percentage">
            <text:p>76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7]+[.X27]*[.$E27])*[.$K27]" office:value-type="percentage" office:value="7.6" calcext:value-type="percentage">
            <text:p>76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7]+[.AD27]*[.$E27])*[.$K27]" office:value-type="percentage" office:value="7.6" calcext:value-type="percentage">
            <text:p>76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7]+[.AG27]*[.$E27])*[.$K27]" office:value-type="percentage" office:value="7.6" calcext:value-type="percentage">
            <text:p>76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8];[.C238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formula="of:=[.D28]+([.C28]-1)*20" office:value-type="float" office:value="48" calcext:value-type="float">
            <text:p>48</text:p>
          </table:table-cell>
          <table:table-cell table:number-columns-repeated="5"/>
          <table:table-cell table:style-name="ce9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39];[.C239])" office:value-type="string" office:string-value="Mana:    109,200" calcext:value-type="string">
            <text:p>Mana: <text:s text:c="3"/>109,200</text:p>
          </table:table-cell>
          <table:table-cell table:style-name="ce4" office:value-type="string" calcext:value-type="string">
            <text:p>Arcane Dominion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4" table:formula="of:=[.D29]+([.C29]-1)*20" office:value-type="float" office:value="46" calcext:value-type="float">
            <text:p>46</text:p>
          </table:table-cell>
          <table:table-cell table:style-name="ce4" table:number-columns-repeated="5"/>
          <table:table-cell table:style-name="ce36" table:formula="of:=1+IF([.F29]=1;[.$E$9];0%)+IF([.H29]=1;[.$E$11];0%)+IF([.G29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4" calcext:value-type="float">
            <text:p>14</text:p>
          </table:table-cell>
          <table:table-cell table:style-name="ce13" table:formula="of:=[.D30]+([.C30]-1)*20" office:value-type="float" office:value="54" calcext:value-type="float">
            <text:p>5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0]=1;[.$E$9];0%)+IF([.H30]=1;[.$E$11];0%)+IF([.G30]=1;[.$E$10];0%)" office:value-type="percentage" office:value="14" calcext:value-type="percentage">
            <text:p>1400.00%</text:p>
          </table:table-cell>
          <table:table-cell table:style-name="ce37" table:formula="of:=([.Q30]+[.R30]*[.$E30])" office:value-type="percentage" office:value="1.27" calcext:value-type="percentage">
            <text:p>127.00%</text:p>
          </table:table-cell>
          <table:table-cell table:style-name="ce37" table:formula="of:=[.S30]" office:value-type="percentage" office:value="17.78" calcext:value-type="percentage">
            <text:p>1778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30]+[.R30]*[.$E30])*[.$K30]" office:value-type="percentage" office:value="17.78" calcext:value-type="percentage">
            <text:p>1778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30]+[.AJ30]*[.$E30])*[.$K30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30]+[.AV30]*[.$E30])*[.$K30]" office:value-type="percentage" office:value="6.58" calcext:value-type="percentage">
            <text:p>658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15" table:formula="of:=[.D31]+([.C31]-1)*20" office:value-type="float" office:value="47" calcext:value-type="float">
            <text:p>4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8" table:formula="of:=([.T31]+[.U31]*[.$E31])" office:value-type="percentage" office:value="0.985" calcext:value-type="percentage">
            <text:p>98.50%</text:p>
          </table:table-cell>
          <table:table-cell table:style-name="ce38" table:formula="of:=[.V31]" office:value-type="percentage" office:value="9.85" calcext:value-type="percentage">
            <text:p>985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1]+[.U31]*[.$E31])*[.$K31]" office:value-type="percentage" office:value="9.85" calcext:value-type="percentage">
            <text:p>985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2:.L242])" office:value-type="string" office:string-value="hp/s:     0.34% [239.9] [290.4s to full]" calcext:value-type="string">
            <text:p>hp/s: <text:s text:c="4"/>0.34% [239.9] [290.4s to full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2]+([.C32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43:.L243])" office:value-type="string" office:string-value="w/Mantle: 0.48% [335.8] [207.6s to full]" calcext:value-type="string">
            <text:p>w/Mantle: 0.48% [335.8] [207.6s to full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3]+([.C33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4:.L244])" office:value-type="string" office:string-value="mp/s:     0.34% [367.6] [297.0s to full]" calcext:value-type="string">
            <text:p>mp/s: <text:s text:c="4"/>0.34% [367.6] [297.0s to full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34]+([.C34]-1)*20" office:value-type="float" office:value="49" calcext:value-type="float">
            <text:p>49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4]=1;[.$E$9];0%)+IF([.H34]=1;[.$E$11];0%)+IF([.G34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45:.L245])" office:value-type="string" office:string-value="w/Med:    0.41% [452.8] [241.2s to full]" calcext:value-type="string">
            <text:p>w/Med: <text:s text:c="3"/>0.41% [452.8] [241.2s to full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9" calcext:value-type="float">
            <text:p>509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7];[.E247];[.F247];[.G247]; [.H247]; [.I247])" office:value-type="string" office:string-value="Mitigation:       98.722%     [hp x  78.34]" calcext:value-type="string">
            <text:p>Mitigation: <text:s text:c="6"/>98.722% <text:s text:c="4"/>[hp x <text:s/>78.34]</text:p>
          </table:table-cell>
          <table:table-cell table:style-name="ce2" office:value-type="string" calcext:value-type="string">
            <text:p>Mantle of the Titan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9" calcext:value-type="float">
            <text:p>9</text:p>
          </table:table-cell>
          <table:table-cell table:style-name="ce2" table:formula="of:=[.D37]+([.C37]-1)*20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34" table:formula="of:=([.N37]+[.O37]*[.$E37])" office:value-type="percentage" office:value="1.495" calcext:value-type="percentage">
            <text:p>149.50%</text:p>
          </table:table-cell>
          <table:table-cell table:style-name="ce34" table:formula="of:=[.P37]" office:value-type="percentage" office:value="17.94" calcext:value-type="percentage">
            <text:p>1794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7]+[.O37]*[.$E37])*[.$K37]" office:value-type="percentage" office:value="17.94" calcext:value-type="percentage">
            <text:p>1794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style-name="ce9" office:value-type="percentage" office:value="7.5" calcext:value-type="percentage">
            <text:p>750.00%</text:p>
          </table:table-cell>
          <table:table-cell table:number-columns-repeated="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8]; [.E248]; [.F248]; [.G248]; [.H248]; [.I248])" office:value-type="string" office:string-value="Effective Health: 5,459,497.0 [hp x 297.68]" calcext:value-type="string">
            <text:p>Effective Health: 5,459,497.0 [hp x 297.68]</text:p>
          </table:table-cell>
          <table:table-cell office:value-type="string" calcext:value-type="string">
            <text:p>Titan Core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formula="of:=[.D38]+([.C38]-1)*20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9" table:formula="of:=([.N38]+[.O38]*[.$E38])" office:value-type="percentage" office:value="0.58" calcext:value-type="percentage">
            <text:p>58.00%</text:p>
          </table:table-cell>
          <table:table-cell table:style-name="ce9" table:formula="of:=[.P38]" office:value-type="percentage" office:value="5.8" calcext:value-type="percentage">
            <text:p>58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8]+[.O38]*[.$E38])*[.$K38]" office:value-type="percentage" office:value="5.8" calcext:value-type="percentage">
            <text:p>58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8]+[.X38]*[.$E38])*[.$K38]" office:value-type="percentage" office:value="5.8" calcext:value-type="percentage">
            <text:p>58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8]+[.AA38]*[.$E38])*[.$K38]" office:value-type="percentage" office:value="5.8" calcext:value-type="percentage">
            <text:p>58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8]+[.AD38]*[.$E38])*[.$K38]" office:value-type="percentage" office:value="5.8" calcext:value-type="percentage">
            <text:p>58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8]+[.AG38]*[.$E38])*[.$K38]" office:value-type="percentage" office:value="5.8" calcext:value-type="percentage">
            <text:p>58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9]+([.C39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9]=1;[.$E$9];0%)+IF([.H39]=1;[.$E$11];0%)+IF([.G39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/Mantle:</text:p>
          </table:table-cell>
          <table:table-cell office:value-type="string" calcext:value-type="string">
            <text:p>Embered Heart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formula="of:=[.D40]+([.C40]-1)*20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40]=1;[.$E$9];0%)+IF([.H40]=1;[.$E$11];0%)+IF([.G40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C250]; [.D250];[.E250];[.F250];[.G250]; [.H250]; [.I250])" office:value-type="string" office:string-value="Mitigation:       98.831%     [hp x  85.53]" calcext:value-type="string">
            <text:p>Mitigation: <text:s text:c="6"/>98.831% <text:s text:c="4"/>[hp x <text:s/>85.53]</text:p>
          </table:table-cell>
          <table:table-cell table:style-name="ce4" office:value-type="string" calcext:value-type="string">
            <text:p>Tempered Seal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4" table:formula="of:=[.D41]+([.C41]-1)*20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251]; [.D251];[.E251];[.F251];[.G251]; [.H251]; [.I251])" office:value-type="string" office:string-value="Effective Health: 5,960,408.3 [hp x 325.00]" calcext:value-type="string">
            <text:p>Effective Health: 5,960,408.3 [hp x 325.00]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42]+([.C42]-1)*20" office:value-type="float" office:value="49" calcext:value-type="float">
            <text:p>4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2]=1;[.$E$9];0%)+IF([.H42]=1;[.$E$11];0%)+IF([.G42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/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9" calcext:value-type="float">
            <text:p>9</text:p>
          </table:table-cell>
          <table:table-cell table:style-name="ce15" table:formula="of:=[.D43]+([.C43]-1)*20" office:value-type="float" office:value="49" calcext:value-type="float">
            <text:p>49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First: &quot;; [.B24])" office:value-type="string" office:string-value="First: The Arcane Eternal" calcext:value-type="string">
            <text:p>First: The Arcane Eternal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4]+([.C44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7" table:formula="of:=([.AR44]+[.AS44]*[.$E44])" office:value-type="percentage" office:value="0.65" calcext:value-type="percentage">
            <text:p>65.00%</text:p>
          </table:table-cell>
          <table:table-cell table:style-name="ce37" table:formula="of:=[.AT44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4]+[.AS44]*[.$E44])*[.$K44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54]; &quot;-&quot;; [.I254]; [.K254]; [.B25]; [.L254]; [.D254]; [.M254]; [.N254]; [.O254]; [.P254];[.Q254];[.R254];[.S254] )" office:value-type="string" office:string-value="3-5  Archon Strike [E]               x5 [7.5m range]" calcext:value-type="string">
            <text:p>3-5 <text:s/>Archon Strike [E] <text:s text:c="14"/>x5 [7.5m range]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12" calcext:value-type="float">
            <text:p>12</text:p>
          </table:table-cell>
          <table:table-cell table:style-name="ce16" table:formula="of:=[.D45]+([.C45]-1)*20" office:value-type="float" office:value="52" calcext:value-type="float">
            <text:p>5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5]=1;[.$E$9];0%)+IF([.H45]=1;[.$E$11];0%)+IF([.G45]=1;[.$E$10];0%)" office:value-type="percentage" office:value="12" calcext:value-type="percentage">
            <text:p>1200.00%</text:p>
          </table:table-cell>
          <table:table-cell table:style-name="ce39" table:formula="of:=([.AF45]+[.AG45]*[.$E45])" office:value-type="percentage" office:value="0.56" calcext:value-type="percentage">
            <text:p>56.00%</text:p>
          </table:table-cell>
          <table:table-cell table:style-name="ce39" table:formula="of:=[.AH45]" office:value-type="percentage" office:value="6.72" calcext:value-type="percentage">
            <text:p>672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5]+[.AG45]*[.$E45])*[.$K45]" office:value-type="percentage" office:value="6.72" calcext:value-type="percentage">
            <text:p>672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5]+[.AP45]*[.$E45])*[.$K45]" office:value-type="percentage" office:value="6.72" calcext:value-type="percentage">
            <text:p>672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5]; &quot;-&quot;; [.I255]; [.K255]; [.B26]; [.L255]; [.D255]; [.M255]; [.N255]; [.O255]; [.P255];[.Q255];[.R255];[.S255] )" office:value-type="string" office:string-value="3-12 Sentinel Reconstruction [E]     x5 " calcext:value-type="string">
            <text:p>3-12 Sentinel Reconstruction [E] <text:s text:c="4"/>x5 </text:p>
          </table:table-cell>
          <table:table-cell table:style-name="ce13" office:value-type="string" calcext:value-type="string">
            <text:p>Embered Form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6]+([.C46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6]=1;[.$E$9];0%)+IF([.H46]=1;[.$E$11];0%)+IF([.G46]=1;[.$E$10];0%)" office:value-type="percentage" office:value="10" calcext:value-type="percentage">
            <text:p>1000.00%</text:p>
          </table:table-cell>
          <table:table-cell table:style-name="ce37" table:formula="of:=([.T46]+[.U46]*[.$E46])" office:value-type="percentage" office:value="0.72" calcext:value-type="percentage">
            <text:p>72.00%</text:p>
          </table:table-cell>
          <table:table-cell table:style-name="ce37" table:formula="of:=[.V46]" office:value-type="percentage" office:value="7.2" calcext:value-type="percentage">
            <text:p>72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6]+[.U46]*[.$E46])*[.$K46]" office:value-type="percentage" office:value="7.2" calcext:value-type="percentage">
            <text:p>72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6]; &quot;-&quot;; [.I256]; [.K256]; [.B27]; [.L256]; [.D256]; [.M256]; [.N256]; [.O256]; [.P256];[.Q256];[.R256];[.S256] )" office:value-type="string" office:string-value="3-12 Azarinth Awakening [E]         x10 [76.0% =&gt; 760.0% Resilience, Speed, Intelligence and Strength]" calcext:value-type="string">
            <text:p>3-12 Azarinth Awakening [E] <text:s text:c="8"/>x10 [76.0% =&gt; 760.0% Resilience, Speed, Intelligence and Strength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28]; [.L257]; [.D257]; [.M257]; [.N257]; [.O257]; [.P257];[.Q257];[.R257];[.S257] )" office:value-type="string" office:string-value="3-8  Transfer [E]                    x1 " calcext:value-type="string">
            <text:p>3-8 <text:s/>Transfer [E] <text:s text:c="19"/>x1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02" calcext:value-type="float">
            <text:p>502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8]; &quot;-&quot;; [.I258]; [.K258]; [.B29]; [.L258]; [.D258]; [.M258]; [.N258]; [.O258]; [.P258];[.Q258];[.R258];[.S258] )" office:value-type="string" office:string-value="3-6  Arcane Dominion [E]             x1 " calcext:value-type="string">
            <text:p>3-6 <text:s/>Arcane Dominion [E] <text:s text:c="12"/>x1 </text:p>
          </table:table-cell>
          <table:table-cell table:style-name="ce2" office:value-type="string" calcext:value-type="string">
            <text:p>Primordial 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9]+([.C4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9]=1;[.$E$9];0%)+IF([.H49]=1;[.$E$11];0%)+IF([.G49]=1;[.$E$10];0%)+IF([.I49];[.$E$12];0%)+IF([.J49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59]; &quot;-&quot;; [.I259]; [.K259]; [.B30]; [.L259]; [.D259]; [.M259]; [.N259]; [.O259]; [.P259];[.Q259];[.R259];[.S259] )" office:value-type="string" office:string-value="3-14 Sentinel Core [E]              x14 [47.0% =&gt; 658.0% Durability, 127.0% =&gt; 1,778.0% Health Regen, 25.0% =&gt; 350.0% Magic Resistance]" calcext:value-type="string">
            <text:p>3-14 Sentinel Core [E] <text:s text:c="13"/>x14 [47.0% =&gt; 658.0% Durability, 127.0% =&gt; 1,778.0% Health Regen, 25.0% =&gt; 350.0% Magic Resistance]</text:p>
          </table:table-cell>
          <table:table-cell office:value-type="string" calcext:value-type="string">
            <text:p>Fires of Crea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formula="of:=[.D50]+([.C50]-1)*20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50]=1;[.$E$9];0%)+IF([.H50]=1;[.$E$11];0%)+IF([.G50]=1;[.$E$10];0%)+IF([.I50];[.$E$12];0%)+IF([.J50];[.$E$13])" office:value-type="percentage" office:value="13" calcext:value-type="percentage">
            <text:p>1300.00%</text:p>
          </table:table-cell>
          <table:table-cell table:style-name="ce9" table:formula="of:=([.N50]+[.O50]*[.$E50])" office:value-type="percentage" office:value="0.64" calcext:value-type="percentage">
            <text:p>64.00%</text:p>
          </table:table-cell>
          <table:table-cell table:style-name="ce9" table:formula="of:=[.P50]" office:value-type="percentage" office:value="8.32" calcext:value-type="percentage">
            <text:p>832.0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50]+[.O50]*[.$E50])*[.$K50]" office:value-type="percentage" office:value="8.32" calcext:value-type="percentage">
            <text:p>832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 table:formula="of:=COM.MICROSOFT.CONCAT([.H260]; &quot;-&quot;; [.I260]; [.K260]; [.B31]; [.L260]; [.D260]; [.M260]; [.N260]; [.O260]; [.P260];[.Q260];[.R260];[.S260]; [.T260]; [.U260]; [.V260] )" office:value-type="string" office:string-value="3-7  Eternal Brawling [E]           x10 [98.5% =&gt; 985.0% Damage, 2.75% DR/attack]" calcext:value-type="string">
            <text:p>3-7 <text:s/>Eternal Brawling [E] <text:s text:c="10"/>x10 [98.5% =&gt; 985.0% Damage, 2.75% DR/attack]</text:p>
          </table:table-cell>
          <table:table-cell table:style-name="ce3" office:value-type="string" calcext:value-type="string">
            <text:p>Fabric Tear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3" table:formula="of:=[.D51]+([.C51]-1)*20" office:value-type="float" office:value="42" calcext:value-type="float">
            <text:p>42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1]; &quot;-&quot;; [.I261]; [.K261]; [.B32]; [.L261]; [.D261]; [.M261]; [.N261]; [.O261]; [.P261];[.Q261];[.R261];[.S261] )" office:value-type="string" office:string-value="3-30 Eternal Huntress               x10 " calcext:value-type="string">
            <text:p>3-30 Eternal Huntress <text:s text:c="14"/>x10 </text:p>
          </table:table-cell>
          <table:table-cell table:style-name="ce13" office:value-type="string" calcext:value-type="string">
            <text:p>Reality Warp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2]+([.C52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2]=1;[.$E$9];0%)+IF([.H52]=1;[.$E$11];0%)+IF([.G52]=1;[.$E$10];0%)+IF([.I52];[.$E$12];0%)+IF([.J52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62]; &quot;-&quot;; [.I262]; [.K262]; [.B33]; [.L262]; [.D262]; [.M262]; [.N262]; [.O262]; [.P262];[.Q262];[.R262];[.S262] )" office:value-type="string" office:string-value="3-30 Eternal Sight                  x10 " calcext:value-type="string">
            <text:p>3-30 Eternal Sight <text:s text:c="17"/>x10 </text:p>
          </table:table-cell>
          <table:table-cell table:style-name="ce15" office:value-type="string" calcext:value-type="string">
            <text:p>Primordial Flesh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53]+([.C53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3]=1;[.$E$9];0%)+IF([.H53]=1;[.$E$11];0%)+IF([.G53]=1;[.$E$10];0%)+IF([.I53];[.$E$12];0%)+IF([.J53];[.$E$13])" office:value-type="percentage" office:value="14" calcext:value-type="percentage">
            <text:p>1400.00%</text:p>
          </table:table-cell>
          <table:table-cell table:style-name="ce38" table:formula="of:=([.N53]+[.O53]*[.$E53])" office:value-type="percentage" office:value="0.5" calcext:value-type="percentage">
            <text:p>50.00%</text:p>
          </table:table-cell>
          <table:table-cell table:style-name="ce38" table:formula="of:=[.P53]" office:value-type="percentage" office:value="7" calcext:value-type="percentage">
            <text:p>70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3]+[.O53]*[.$E53])*[.$K53]" office:value-type="percentage" office:value="7" calcext:value-type="percentage">
            <text:p>70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3]+[.AJ53]*[.$E53])*[.$K53]" office:value-type="percentage" office:value="1.68" calcext:value-type="percentage">
            <text:p>168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3]+[.AM53]*[.$E53])*[.$K53]" office:value-type="percentage" office:value="1.68" calcext:value-type="percentage">
            <text:p>168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3]+[.AY53]*[.$E53])*[.$K53]" office:value-type="percentage" office:value="2.8" calcext:value-type="percentage">
            <text:p>28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3]; &quot;-&quot;; [.I263]; [.K263]; [.B34]; [.L263]; [.D263]; [.M263]; [.N263]; [.O263]; [.P263];[.Q263];[.R263];[.S263] )" office:value-type="string" office:string-value="3-9  Arcane Circulation [E]         x10 [112.5% to Deconstruction/Reconstruction]" calcext:value-type="string">
            <text:p>3-9 <text:s/>Arcane Circulation [E] <text:s text:c="8"/>x10 [112.5% to Deconstruction/Reconstruction]</text:p>
          </table:table-cell>
          <table:table-cell table:style-name="ce13" office:value-type="string" calcext:value-type="string">
            <text:p>Space Manip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13" table:formula="of:=[.D54]+([.C54]-1)*20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4]=1;[.$E$9];0%)+IF([.H54]=1;[.$E$11];0%)+IF([.G54]=1;[.$E$10];0%)+IF([.I54];[.$E$12];0%)+IF([.J54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1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&quot;Second: &quot;; [.B36])" office:value-type="string" office:string-value="Second: The Ashen Titan" calcext:value-type="string">
            <text:p>Second: The Ashen Titan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6]; &quot;-&quot;; [.I266]; [.K266]; [.B37]; [.L266]; [.D266]; [.M266]; [.N266]; [.O266]; [.P266];[.Q266];[.R266];[.S266] )" office:value-type="string" office:string-value="3-9  Mantle of the Titan [E]        x12 [149.5% =&gt; 1,794.0% Resilience]" calcext:value-type="string">
            <text:p>3-9 <text:s/>Mantle of the Titan [E] <text:s text:c="7"/>x12 [149.5% =&gt; 1,794.0% Resilience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38]; [.L267]; [.D267]; [.M267]; [.N267]; [.O267]; [.P267];[.Q267];[.R267];[.S267] )" office:value-type="string" office:string-value="3-6  Titan Core [E]                 x10 [58.0% =&gt; 580.0% Resilience, Speed, Strength, Intelligence and Dexterity, 10% =&gt; 100% weight/min]" calcext:value-type="string">
            <text:p>3-6 <text:s/>Titan Core [E] <text:s text:c="16"/>x10 [58.0% =&gt; 580.0% Resilience, Speed, Strength, Intelligence and Dexterity, 10% =&gt; 100% weight/min]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8]; &quot;-&quot;; [.I268]; [.K268]; [.B39]; [.L268]; [.D268]; [.M268]; [.N268]; [.O268]; [.P268];[.Q268];[.R268];[.S268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40]; [.L269]; [.D269]; [.M269]; [.N269]; [.O269]; [.P269];[.Q269];[.R269];[.S269] )" office:value-type="string" office:string-value="3-7  Embered Heart [E]              x12 " calcext:value-type="string">
            <text:p>3-7 <text:s/>Embered Heart [E] <text:s text:c="13"/>x12 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0]; &quot;-&quot;; [.I270]; [.K270]; [.B41]; [.L270]; [.D270]; [.M270]; [.N270]; [.O270]; [.P270];[.Q270];[.R270];[.S270] )" office:value-type="string" office:string-value="3-4  Tempered Seal [E]               x3 " calcext:value-type="string">
            <text:p>3-4 <text:s/>Tempered Seal [E] <text:s text:c="14"/>x3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1]; &quot;-&quot;; [.I271]; [.K271]; [.B42]; [.L271]; [.D271]; [.M271]; [.N271]; [.O271]; [.P271];[.Q271];[.R271];[.S271] )" office:value-type="string" office:string-value="3-9  Authority of Ash and Ember [E]  x3 " calcext:value-type="string">
            <text:p>3-9 <text:s/>Authority of Ash and Ember [E] <text:s/>x3 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2]; &quot;-&quot;; [.I272]; [.K272]; [.B43]; [.L272]; [.D272]; [.M272]; [.N272]; [.O272]; [.P272];[.Q272];[.R272];[.S272] )" office:value-type="string" office:string-value="3-9  Ashen Wings [E]                x12 " calcext:value-type="string">
            <text:p>3-9 <text:s/>Ashen Wings [E] <text:s text:c="15"/>x12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3]; &quot;-&quot;; [.I273]; [.K273]; [.B44]; [.L273]; [.D273]; [.M273]; [.N273]; [.O273]; [.P273];[.Q273];[.R273];[.S273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4]; &quot;-&quot;; [.I274]; [.K274]; [.B45]; [.L274]; [.D274]; [.M274]; [.N274]; [.O274]; [.P274];[.Q274];[.R274];[.S274] )" office:value-type="string" office:string-value="3-12 Avatar of Ash [E]              x12 [56.0% =&gt; 672.0% Reflexes and Speed]" calcext:value-type="string">
            <text:p>3-12 Avatar of Ash [E] <text:s text:c="13"/>x12 [56.0% =&gt; 672.0% Reflexes and Speed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5]; &quot;-&quot;; [.I275]; [.K275]; [.B46]; [.L275]; [.D275]; [.M275]; [.N275]; [.O275]; [.P275];[.Q275];[.R275];[.S275] )" office:value-type="string" office:string-value="3-4  Embered Form [E]               x10 [72.0% =&gt; 720.0% Damage]" calcext:value-type="string">
            <text:p>3-4 <text:s/>Embered Form [E] <text:s text:c="14"/>x10 [72.0% =&gt; 720.0% Damag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number-columns-repeated="12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&quot;Third: &quot;; [.B48])" office:value-type="string" office:string-value="Third: The Primordial Arbiter" calcext:value-type="string">
            <text:p>Third: The Primordial Arbiter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8]; &quot;-&quot;; [.I278]; [.K278]; [.B49]; [.L278]; [.D278]; [.M278]; [.N278]; [.O278]; [.P278];[.Q278];[.R278];[.S278] )" office:value-type="string" office:string-value="3-30 Primordial Shift                x9 " calcext:value-type="string">
            <text:p>3-30 Primordial Shift <text:s text:c="15"/>x9 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9]; &quot;-&quot;; [.I279]; [.K279]; [.B50]; [.L279]; [.D279]; [.M279]; [.N279]; [.O279]; [.P279];[.Q279];[.R279];[.S279] )" office:value-type="string" office:string-value="3-8  Fires of Creation [E]          x13 [64.0% =&gt; 832.0% Resilience, 4.50% mana/health returned]" calcext:value-type="string">
            <text:p>3-8 <text:s/>Fires of Creation [E] <text:s text:c="9"/>x13 [64.0% =&gt; 832.0% Resilience, 4.50% mana/health returned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0]; &quot;-&quot;; [.I280]; [.K280]; [.B51]; [.L280]; [.D280]; [.M280]; [.N280]; [.O280]; [.P280];[.Q280];[.R280];[.S280] )" office:value-type="string" office:string-value="3-2  Fabric Tear [E]                 x4 " calcext:value-type="string">
            <text:p>3-2 <text:s/>Fabric Tear [E] <text:s text:c="16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H281]; &quot;-&quot;; [.I281]; [.K281]; [.B52]; [.L281]; [.D281]; [.M281]; [.N281]; [.O281]; [.P281];[.Q281];[.R281];[.S281] )" office:value-type="string" office:string-value="3-30 Reality Warp                    x4 " calcext:value-type="string">
            <text:p>3-30 Reality Warp <text:s text:c="19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style-name="ce19" table:formula="of:=COM.MICROSOFT.CONCAT([.H282]; &quot;-&quot;; [.I282]; [.K282]; [.B53]; [.L282]; [.D282]; [.M282]; [.N282]; [.O282]; [.P282];[.Q282];[.R282];[.S282]; [.U282];[.V282]; [.W282]; [.X282] )" office:value-type="string" office:string-value="3-30 Primordial Flesh               x14 [50.0% =&gt; 700.0% Resilience, 12.0% =&gt; 168.0% Physical Resistance, 5.0% =&gt; 168.0% Magic Resistance, 20.0% =&gt; 280.0% Health, 2.00% =&gt; 28.00%/minute]" calcext:value-type="string">
            <text:p>3-30 Primordial Flesh <text:s text:c="14"/>x14 [50.0% =&gt; 700.0% Resilience, 12.0% =&gt; 168.0% Physical Resistance, 5.0% =&gt; 168.0% Magic Resistance, 20.0% =&gt; 280.0% Health, 2.00% =&gt; 28.00%/minut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3]; &quot;-&quot;; [.I283]; [.K283]; [.B54]; [.L283]; [.D283]; [.M283]; [.N283]; [.O283]; [.P283];[.Q283];[.R283];[.S283] )" office:value-type="string" office:string-value="3-6  Space Manipulation [E]         x13 " calcext:value-type="string">
            <text:p>3-6 <text:s/>Space Manipulation [E] <text:s text:c="8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85:.F285])" office:value-type="string" office:string-value="Available [2374]: 0" calcext:value-type="string">
            <text:p>Available [2374]: 0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8:.E166])" office:value-type="float" office:value="2374" calcext:value-type="float">
            <text:p>2374</text:p>
          </table:table-cell>
          <table:table-cell table:formula="of:=FLOOR([.F77]/100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COUNTIF([.C78:.C166]; &quot;=3&quot;)" office:value-type="float" office:value="24" calcext:value-type="float">
            <text:p>24</text:p>
          </table:table-cell>
          <table:table-cell/>
          <table:table-cell table:formula="of:=[.G77]+[.H77]-[.I77]" office:value-type="float" office:value="0" calcext:value-type="float">
            <text:p>0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1-18 Ashen Limbs" calcext:value-type="string">
            <text:p>1-18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8" calcext:value-type="float">
            <text:p>18</text:p>
          </table:table-cell>
          <table:table-cell table:formula="of:=[.D78]+([.C78]-1)*20" office:value-type="float" office:value="18" calcext:value-type="float">
            <text:p>18</text:p>
          </table:table-cell>
          <table:table-cell table:formula="of:=IF([.D7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1-13 Bulwark of Ash" calcext:value-type="string">
            <text:p>1-13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3" calcext:value-type="float">
            <text:p>13</text:p>
          </table:table-cell>
          <table:table-cell table:formula="of:=[.D79]+([.C79]-1)*20" office:value-type="float" office:value="13" calcext:value-type="float">
            <text:p>13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1-7  Dancing" calcext:value-type="string">
            <text:p>1-7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80]+([.C80]-1)*20" office:value-type="float" office:value="7" calcext:value-type="float">
            <text:p>7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3-26 Deviant of Humanity" calcext:value-type="string">
            <text:p>3-26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D81]+([.C81]-1)*20" office:value-type="float" office:value="66" calcext:value-type="float">
            <text:p>66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2];&quot;-&quot;;[.D82];[.F82];[.B82])" office:value-type="string" office:string-value="1-12 Drill " calcext:value-type="string">
            <text:p>1-12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82]+([.C82]-1)*20" office:value-type="float" office:value="12" calcext:value-type="float">
            <text:p>12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3];&quot;-&quot;;[.D83];[.F83];[.B83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3]+([.C83]-1)*20" office:value-type="float" office:value="6" calcext:value-type="float">
            <text:p>6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4];&quot;-&quot;;[.D84];[.F84];[.B84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4]+([.C84]-1)*20" office:value-type="float" office:value="15" calcext:value-type="float">
            <text:p>15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5];&quot;-&quot;;[.D85];[.F85];[.B85])" office:value-type="string" office:string-value="1-8  Gourmet" calcext:value-type="string">
            <text:p>1-8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85]+([.C85]-1)*20" office:value-type="float" office:value="8" calcext:value-type="float">
            <text:p>8</text:p>
          </table:table-cell>
          <table:table-cell table:formula="of:=IF([.D8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6];&quot;-&quot;;[.D86];[.F86];[.B86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86]+([.C86]-1)*20" office:value-type="float" office:value="16" calcext:value-type="float">
            <text:p>16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7];&quot;-&quot;;[.D87];[.F87];[.B87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7]+([.C87]-1)*20" office:value-type="float" office:value="11" calcext:value-type="float">
            <text:p>11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8];&quot;-&quot;;[.D88];[.F88];[.B88]; [.G88]; [.H88]; [.I88]; [.J88]; [.K88])" office:value-type="string" office:string-value="2-2  Identify [Up to +70 - 581]" calcext:value-type="string">
            <text:p>2-2 <text:s/>Identify [Up to +70 - 581]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88]+([.C88]-1)*20" office:value-type="float" office:value="22" calcext:value-type="float">
            <text:p>22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/>[Up to +</text:p>
          </table:table-cell>
          <table:table-cell table:style-name="ce13" table:formula="of:=24+40+[.D88]*3" office:value-type="float" office:value="70" calcext:value-type="float">
            <text:p>70</text:p>
          </table:table-cell>
          <table:table-cell table:style-name="ce13" office:value-type="string" calcext:value-type="string">
            <text:p><text:s/>- </text:p>
          </table:table-cell>
          <table:table-cell table:style-name="ce13" table:formula="of:=MAX([.B1:.B3])+[.H88]" office:value-type="float" office:value="581" calcext:value-type="float">
            <text:p>581</text:p>
          </table:table-cell>
          <table:table-cell table:style-name="ce13" office:value-type="string" calcext:value-type="string">
            <text:p>]</text:p>
          </table:table-cell>
          <table:table-cell/>
          <table:table-cell table:style-name="ce9"/>
          <table:table-cell table:number-columns-repeated="44"/>
          <table:table-cell table:formula="of:=VLOOKUP([.BE26])" office:value-type="string" office:string-value="" calcext:value-type="error">
            <text:p>Err:511</text:p>
          </table:table-cell>
          <table:table-cell table:style-name="ce13"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90];&quot;-&quot;;[.D90];[.F90];[.B90])" office:value-type="string" office:string-value="3-16 Meditation" calcext:value-type="string">
            <text:p>3-16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90]+([.C90]-1)*20" office:value-type="float" office:value="56" calcext:value-type="float">
            <text:p>56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1];&quot;-&quot;;[.D91];[.F91];[.B91])" office:value-type="string" office:string-value="1-3  Minor Earth Manipulation" calcext:value-type="string">
            <text:p>1-3 <text:s/>Minor Earth Manipulation</text:p>
          </table:table-cell>
          <table:table-cell office:value-type="string" calcext:value-type="string">
            <text:p>Minor Earth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91]+([.C91]-1)*20" office:value-type="float" office:value="3" calcext:value-type="float">
            <text:p>3</text:p>
          </table:table-cell>
          <table:table-cell table:formula="of:=IF([.D9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1-3  Minor Ice Manipulation" calcext:value-type="string">
            <text:p>1-3 <text:s/>Minor Ice Manipulation</text:p>
          </table:table-cell>
          <table:table-cell office:value-type="string" calcext:value-type="string">
            <text:p>Minor Ice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92]+([.C92]-1)*20" office:value-type="float" office:value="3" calcext:value-type="float">
            <text:p>3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4  Minor Lava Manipulation" calcext:value-type="string">
            <text:p>1-4 <text:s/>Minor Lava Manipulation</text:p>
          </table:table-cell>
          <table:table-cell office:value-type="string" calcext:value-type="string">
            <text:p>Minor Lava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93]+([.C93]-1)*20" office:value-type="float" office:value="4" calcext:value-type="float">
            <text:p>4</text:p>
          </table:table-cell>
          <table:table-cell table:formula="of:=IF([.D93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94]+([.C94]-1)*20" office:value-type="float" office:value="54" calcext:value-type="float">
            <text:p>5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; [.G95]; [.H95]; [.I95]; [.J95]; [.K95])" office:value-type="string" office:string-value="1-12 Monstrous [Within 140 lvls - 371+]" calcext:value-type="string">
            <text:p>1-12 Monstrous [Within 140 lvls - 371+]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95]+([.C95]-1)*20" office:value-type="float" office:value="12" calcext:value-type="float">
            <text:p>12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/>[Within </text:p>
          </table:table-cell>
          <table:table-cell table:formula="of:=260-[.D95]*10" office:value-type="float" office:value="140" calcext:value-type="float">
            <text:p>140</text:p>
          </table:table-cell>
          <table:table-cell office:value-type="string" calcext:value-type="string">
            <text:p><text:s/>lvls - </text:p>
          </table:table-cell>
          <table:table-cell table:formula="of:=MAX([.B1:.B3])-[.H95]" office:value-type="float" office:value="371" calcext:value-type="float">
            <text:p>371</text:p>
          </table:table-cell>
          <table:table-cell office:value-type="string" calcext:value-type="string">
            <text:p>+]</text:p>
          </table:table-cell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6];&quot;-&quot;;[.D96];[.F96];[.B96])" office:value-type="string" office:string-value="2-11 Oxygen Repository" calcext:value-type="string">
            <text:p>2-11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D96]+([.C96]-1)*20" office:value-type="float" office:value="31" calcext:value-type="float">
            <text:p>31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7];&quot;-&quot;;[.D97];[.F97];[.B97])" office:value-type="string" office:string-value="2-18 Sage of Torment" calcext:value-type="string">
            <text:p>2-18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D97]+([.C97]-1)*20" office:value-type="float" office:value="38" calcext:value-type="float">
            <text:p>38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8];&quot;-&quot;;[.D98];[.F98];[.B98])" office:value-type="string" office:string-value="1-13 Soul Perception" calcext:value-type="string">
            <text:p>1-13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98]+([.C98]-1)*20" office:value-type="float" office:value="13" calcext:value-type="float">
            <text:p>13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9];&quot;-&quot;;[.D99];[.F99];[.B99])" office:value-type="string" office:string-value="2-1  Spear of Ash" calcext:value-type="string">
            <text:p>2-1 <text:s/>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99]+([.C99]-1)*20" office:value-type="float" office:value="21" calcext:value-type="float">
            <text:p>21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0];&quot;-&quot;;[.D100];[.F100];[.B100])" office:value-type="string" office:string-value="1-10 Teaching" calcext:value-type="string">
            <text:p>1-10 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00]+([.C100]-1)*20" office:value-type="float" office:value="10" calcext:value-type="float">
            <text:p>10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1];&quot;-&quot;;[.D101];[.F101];[.B101])" office:value-type="string" office:string-value="1-6  Telepathy" calcext:value-type="string">
            <text:p>1-6 <text:s/>Telepathy</text:p>
          </table:table-cell>
          <table:table-cell table:style-name="ce13" office:value-type="string" calcext:value-type="string">
            <text:p>Telepath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01]+([.C101]-1)*20" office:value-type="float" office:value="6" calcext:value-type="float">
            <text:p>6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2];&quot;-&quot;;[.D102];[.F102];[.B102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102]+([.C102]-1)*20" office:value-type="float" office:value="70" calcext:value-type="float">
            <text:p>70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03];&quot;-&quot;;[.D103];[.F103];[.B103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3]+([.C103]-1)*20" office:value-type="float" office:value="9" calcext:value-type="float">
            <text:p>9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5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3-23  [73% - 95%] Arcane Magic Resistance" calcext:value-type="string">
            <text:p>3-23 <text:s/>[73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[.D106]+([.C106]-1)*20" office:value-type="float" office:value="63" calcext:value-type="float">
            <text:p>63</text:p>
          </table:table-cell>
          <table:table-cell table:formula="of:=IF([.D106]&lt;10;&quot;  &quot;; &quot; &quot;)" office:value-type="string" office:string-value=" " calcext:value-type="string">
            <text:p><text:s/></text:p>
          </table:table-cell>
          <table:table-cell table:formula="of:=TEXT(VLOOKUP([.E106];[.$BI$2:.$BK$81];2); &quot;0#%&quot;)" office:value-type="string" office:string-value="73%" calcext:value-type="string">
            <text:p>73%</text:p>
          </table:table-cell>
          <table:table-cell table:formula="of:=TEXT(VLOOKUP([.E106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2-6   [31% - 52%] Ash Magic Resistance" calcext:value-type="string">
            <text:p>2-6 <text:s text:c="2"/>[31% - 52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7]+([.C107]-1)*20" office:value-type="float" office:value="26" calcext:value-type="float">
            <text:p>26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I$2:.$BK$81];2); &quot;0#%&quot;)" office:value-type="string" office:string-value="31%" calcext:value-type="string">
            <text:p>31%</text:p>
          </table:table-cell>
          <table:table-cell table:formula="of:=TEXT(VLOOKUP([.E107];[.$BI$2:.$BK$81];3);  &quot;0#%&quot;)" office:value-type="string" office:string-value="52%" calcext:value-type="string">
            <text:p>5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I$2:.$BK$81];2); &quot;0#%&quot;)" office:value-type="string" office:string-value="45%" calcext:value-type="string">
            <text:p>45%</text:p>
          </table:table-cell>
          <table:table-cell table:formula="of:=TEXT(VLOOKUP([.E108];[.$BI$2:.$BK$81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8   [58% - 95%] Blast Resistance" calcext:value-type="string">
            <text:p>3-8 <text:s text:c="2"/>[58% - 95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09]+([.C109]-1)*20" office:value-type="float" office:value="48" calcext:value-type="float">
            <text:p>48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I$2:.$BK$81];2); &quot;0#%&quot;)" office:value-type="string" office:string-value="58%" calcext:value-type="string">
            <text:p>58%</text:p>
          </table:table-cell>
          <table:table-cell table:formula="of:=TEXT(VLOOKUP([.E109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2   [27% - 44%] Blight Resistance" calcext:value-type="string">
            <text:p>2-2 <text:s text:c="2"/>[27% - 44%] Blight Resistance</text:p>
          </table:table-cell>
          <table:table-cell office:value-type="string" calcext:value-type="string">
            <text:p>Blight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10]+([.C110]-1)*20" office:value-type="float" office:value="22" calcext:value-type="float">
            <text:p>22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I$2:.$BK$81];2); &quot;0#%&quot;)" office:value-type="string" office:string-value="27%" calcext:value-type="string">
            <text:p>27%</text:p>
          </table:table-cell>
          <table:table-cell table:formula="of:=TEXT(VLOOKUP([.E110];[.$BI$2:.$BK$8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1]+([.C111]-1)*20" office:value-type="float" office:value="58" calcext:value-type="float">
            <text:p>58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I$2:.$BK$81];2); &quot;0#%&quot;)" office:value-type="string" office:string-value="68%" calcext:value-type="string">
            <text:p>68%</text:p>
          </table:table-cell>
          <table:table-cell table:formula="of:=TEXT(VLOOKUP([.E11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2]+([.C112]-1)*20" office:value-type="float" office:value="40" calcext:value-type="float">
            <text:p>40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81];2); &quot;0#%&quot;)" office:value-type="string" office:string-value="45%" calcext:value-type="string">
            <text:p>45%</text:p>
          </table:table-cell>
          <table:table-cell table:formula="of:=TEXT(VLOOKUP([.E11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20  [45% - 80%] Bone Magic Resistance" calcext:value-type="string">
            <text:p>2-20 <text:s/>[45% - 80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3]+([.C113]-1)*20" office:value-type="float" office:value="40" calcext:value-type="float">
            <text:p>40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I$2:.$BK$81];2); &quot;0#%&quot;)" office:value-type="string" office:string-value="45%" calcext:value-type="string">
            <text:p>45%</text:p>
          </table:table-cell>
          <table:table-cell table:formula="of:=TEXT(VLOOKUP([.E113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1];2); &quot;0#%&quot;)" office:value-type="string" office:string-value="45%" calcext:value-type="string">
            <text:p>45%</text:p>
          </table:table-cell>
          <table:table-cell table:formula="of:=TEXT(VLOOKUP([.E114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15  [40% - 70%] Crystal Resistance" calcext:value-type="string">
            <text:p>2-15 <text:s/>[40% - 7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15]+([.C115]-1)*20" office:value-type="float" office:value="35" calcext:value-type="float">
            <text:p>35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I$2:.$BK$81];2); &quot;0#%&quot;)" office:value-type="string" office:string-value="40%" calcext:value-type="string">
            <text:p>40%</text:p>
          </table:table-cell>
          <table:table-cell table:formula="of:=TEXT(VLOOKUP([.E115];[.$BI$2:.$BK$81];3);  &quot;0#%&quot;)" office:value-type="string" office:string-value="70%" calcext:value-type="string">
            <text:p>7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5   [55% - 90%] Curse Resistance" calcext:value-type="string">
            <text:p>3-5 <text:s text:c="2"/>[55% - 9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16]+([.C116]-1)*20" office:value-type="float" office:value="45" calcext:value-type="float">
            <text:p>45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formula="of:=TEXT(VLOOKUP([.E116];[.$BI$2:.$BK$81];2); &quot;0#%&quot;)" office:value-type="string" office:string-value="55%" calcext:value-type="string">
            <text:p>55%</text:p>
          </table:table-cell>
          <table:table-cell table:formula="of:=TEXT(VLOOKUP([.E116];[.$BI$2:.$BK$81];3);  &quot;0#%&quot;)" office:value-type="string" office:string-value="90%" calcext:value-type="string">
            <text:p>9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9   [34% - 58%] Dark Magic Resistance" calcext:value-type="string">
            <text:p>2-9 <text:s text:c="2"/>[34% - 58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D118]+([.C118]-1)*20" office:value-type="float" office:value="29" calcext:value-type="float">
            <text:p>29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I$2:.$BK$81];2); &quot;0#%&quot;)" office:value-type="string" office:string-value="34%" calcext:value-type="string">
            <text:p>34%</text:p>
          </table:table-cell>
          <table:table-cell table:formula="of:=TEXT(VLOOKUP([.E118];[.$BI$2:.$BK$81];3);  &quot;0#%&quot;)" office:value-type="string" office:string-value="58%" calcext:value-type="string">
            <text:p>58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9]+([.C119]-1)*20" office:value-type="float" office:value="40" calcext:value-type="float">
            <text:p>40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81];2); &quot;0#%&quot;)" office:value-type="string" office:string-value="45%" calcext:value-type="string">
            <text:p>45%</text:p>
          </table:table-cell>
          <table:table-cell table:formula="of:=TEXT(VLOOKUP([.E11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20]+([.C120]-1)*20" office:value-type="float" office:value="28" calcext:value-type="float">
            <text:p>28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I$2:.$BK$81];2); &quot;0#%&quot;)" office:value-type="string" office:string-value="33%" calcext:value-type="string">
            <text:p>33%</text:p>
          </table:table-cell>
          <table:table-cell table:formula="of:=TEXT(VLOOKUP([.E120];[.$BI$2:.$BK$81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21]+([.C121]-1)*20" office:value-type="float" office:value="23" calcext:value-type="float">
            <text:p>23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1];2); &quot;0#%&quot;)" office:value-type="string" office:string-value="28%" calcext:value-type="string">
            <text:p>28%</text:p>
          </table:table-cell>
          <table:table-cell table:formula="of:=TEXT(VLOOKUP([.E121];[.$BI$2:.$BK$81];3);  &quot;0#%&quot;)" office:value-type="string" office:string-value="46%" calcext:value-type="string">
            <text:p>46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1-11  [11% - 22%] Divination Magic Resistance" calcext:value-type="string">
            <text:p>1-11 <text:s/>[11% - 22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D122]+([.C122]-1)*20" office:value-type="float" office:value="11" calcext:value-type="float">
            <text:p>11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formula="of:=TEXT(VLOOKUP([.E122];[.$BI$2:.$BK$81];2); &quot;0#%&quot;)" office:value-type="string" office:string-value="11%" calcext:value-type="string">
            <text:p>11%</text:p>
          </table:table-cell>
          <table:table-cell table:formula="of:=TEXT(VLOOKUP([.E122];[.$BI$2:.$BK$81];3);  &quot;0#%&quot;)" office:value-type="string" office:string-value="22%" calcext:value-type="string">
            <text:p>2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23]+([.C123]-1)*20" office:value-type="float" office:value="6" calcext:value-type="float">
            <text:p>6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I$2:.$BK$81];2); &quot;0#%&quot;)" office:value-type="string" office:string-value="07%" calcext:value-type="string">
            <text:p>07%</text:p>
          </table:table-cell>
          <table:table-cell table:formula="of:=TEXT(VLOOKUP([.E123];[.$BI$2:.$BK$81];3);  &quot;0#%&quot;)" office:value-type="string" office:string-value="12%" calcext:value-type="string">
            <text:p>1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3-14  [64% - 95%] Earth Magic Resistance" calcext:value-type="string">
            <text:p>3-14 <text:s/>[64% - 95%] Earth Magic Resistance</text:p>
          </table:table-cell>
          <table:table-cell office:value-type="string" calcext:value-type="string">
            <text:p>Earth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124]+([.C124]-1)*20" office:value-type="float" office:value="54" calcext:value-type="float">
            <text:p>54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I$2:.$BK$81];2); &quot;0#%&quot;)" office:value-type="string" office:string-value="64%" calcext:value-type="string">
            <text:p>64%</text:p>
          </table:table-cell>
          <table:table-cell table:formula="of:=TEXT(VLOOKUP([.E124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25]+([.C125]-1)*20" office:value-type="float" office:value="21" calcext:value-type="float">
            <text:p>21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I$2:.$BK$81];2); &quot;0#%&quot;)" office:value-type="string" office:string-value="26%" calcext:value-type="string">
            <text:p>26%</text:p>
          </table:table-cell>
          <table:table-cell table:formula="of:=TEXT(VLOOKUP([.E125];[.$BI$2:.$BK$81];3);  &quot;0#%&quot;)" office:value-type="string" office:string-value="42%" calcext:value-type="string">
            <text:p>4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2-2   [27% - 44%] Fear Resistance" calcext:value-type="string">
            <text:p>2-2 <text:s text:c="2"/>[27% - 44%] Fear Resistance</text:p>
          </table:table-cell>
          <table:table-cell table:style-name="ce13" office:value-type="string" calcext:value-type="string">
            <text:p>Fear Resistance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126]+([.C126]-1)*20" office:value-type="float" office:value="22" calcext:value-type="float">
            <text:p>22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I$2:.$BK$81];2); &quot;0#%&quot;)" office:value-type="string" office:string-value="27%" calcext:value-type="string">
            <text:p>27%</text:p>
          </table:table-cell>
          <table:table-cell table:formula="of:=TEXT(VLOOKUP([.E126];[.$BI$2:.$BK$81];3);  &quot;0#%&quot;)" office:value-type="string" office:string-value="44%" calcext:value-type="string">
            <text:p>44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1  [11% - 22%] Flesh Magic Resistance" calcext:value-type="string">
            <text:p>1-11 <text:s/>[11% - 2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27]+([.C127]-1)*20" office:value-type="float" office:value="11" calcext:value-type="float">
            <text:p>11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I$2:.$BK$81];2); &quot;0#%&quot;)" office:value-type="string" office:string-value="11%" calcext:value-type="string">
            <text:p>11%</text:p>
          </table:table-cell>
          <table:table-cell table:formula="of:=TEXT(VLOOKUP([.E127];[.$BI$2:.$BK$81];3);  &quot;0#%&quot;)" office:value-type="string" office:string-value="22%" calcext:value-type="string">
            <text:p>2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8]+([.C128]-1)*20" office:value-type="float" office:value="1" calcext:value-type="float">
            <text:p>1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I$2:.$BK$81];2); &quot;0#%&quot;)" office:value-type="string" office:string-value="05%" calcext:value-type="string">
            <text:p>05%</text:p>
          </table:table-cell>
          <table:table-cell table:formula="of:=TEXT(VLOOKUP([.E128];[.$BI$2:.$BK$8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9]+([.C129]-1)*20" office:value-type="float" office:value="40" calcext:value-type="float">
            <text:p>40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I$2:.$BK$81];2); &quot;0#%&quot;)" office:value-type="string" office:string-value="45%" calcext:value-type="string">
            <text:p>45%</text:p>
          </table:table-cell>
          <table:table-cell table:formula="of:=TEXT(VLOOKUP([.E129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1];2); &quot;0#%&quot;)" office:value-type="string" office:string-value="45%" calcext:value-type="string">
            <text:p>45%</text:p>
          </table:table-cell>
          <table:table-cell table:formula="of:=TEXT(VLOOKUP([.E130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31]+([.C131]-1)*20" office:value-type="float" office:value="63" calcext:value-type="float">
            <text:p>63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I$2:.$BK$81];2); &quot;0#%&quot;)" office:value-type="string" office:string-value="73%" calcext:value-type="string">
            <text:p>73%</text:p>
          </table:table-cell>
          <table:table-cell table:formula="of:=TEXT(VLOOKUP([.E13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I$2:.$BK$81];2); &quot;0#%&quot;)" office:value-type="string" office:string-value="45%" calcext:value-type="string">
            <text:p>45%</text:p>
          </table:table-cell>
          <table:table-cell table:formula="of:=TEXT(VLOOKUP([.E13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33]+([.C133]-1)*20" office:value-type="float" office:value="49" calcext:value-type="float">
            <text:p>49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I$2:.$BK$81];2); &quot;0#%&quot;)" office:value-type="string" office:string-value="59%" calcext:value-type="string">
            <text:p>59%</text:p>
          </table:table-cell>
          <table:table-cell table:formula="of:=TEXT(VLOOKUP([.E133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34]+([.C134]-1)*20" office:value-type="float" office:value="43" calcext:value-type="float">
            <text:p>43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I$2:.$BK$81];2); &quot;0#%&quot;)" office:value-type="string" office:string-value="53%" calcext:value-type="string">
            <text:p>53%</text:p>
          </table:table-cell>
          <table:table-cell table:formula="of:=TEXT(VLOOKUP([.E134];[.$BI$2:.$BK$81];3);  &quot;0#%&quot;)" office:value-type="string" office:string-value="86%" calcext:value-type="string">
            <text:p>8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3-11  [61% - 95%] Lightning Resistance" calcext:value-type="string">
            <text:p>3-11 <text:s/>[61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35]+([.C135]-1)*20" office:value-type="float" office:value="51" calcext:value-type="float">
            <text:p>51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I$2:.$BK$81];2); &quot;0#%&quot;)" office:value-type="string" office:string-value="61%" calcext:value-type="string">
            <text:p>61%</text:p>
          </table:table-cell>
          <table:table-cell table:formula="of:=TEXT(VLOOKUP([.E135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37]+([.C137]-1)*20" office:value-type="float" office:value="47" calcext:value-type="float">
            <text:p>47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I$2:.$BK$81];2); &quot;0#%&quot;)" office:value-type="string" office:string-value="57%" calcext:value-type="string">
            <text:p>57%</text:p>
          </table:table-cell>
          <table:table-cell table:formula="of:=TEXT(VLOOKUP([.E137];[.$BI$2:.$BK$81];3);  &quot;0#%&quot;)" office:value-type="string" office:string-value="94%" calcext:value-type="string">
            <text:p>9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8]+([.C138]-1)*20" office:value-type="float" office:value="58" calcext:value-type="float">
            <text:p>58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I$2:.$BK$81];2); &quot;0#%&quot;)" office:value-type="string" office:string-value="68%" calcext:value-type="string">
            <text:p>68%</text:p>
          </table:table-cell>
          <table:table-cell table:formula="of:=TEXT(VLOOKUP([.E138];[.$BI$2:.$BK$8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I$2:.$BK$81];2); &quot;0#%&quot;)" office:value-type="string" office:string-value="45%" calcext:value-type="string">
            <text:p>45%</text:p>
          </table:table-cell>
          <table:table-cell table:formula="of:=TEXT(VLOOKUP([.E13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0]+([.C140]-1)*20" office:value-type="float" office:value="3" calcext:value-type="float">
            <text:p>3</text:p>
          </table:table-cell>
          <table:table-cell table:formula="of:=IF([.D140]&lt;10;&quot;  &quot;; &quot; &quot;)" office:value-type="string" office:string-value="  " calcext:value-type="string">
            <text:p><text:s text:c="2"/></text:p>
          </table:table-cell>
          <table:table-cell table:formula="of:=TEXT(VLOOKUP([.E140];[.$BI$2:.$BK$81];2); &quot;0#%&quot;)" office:value-type="string" office:string-value="06%" calcext:value-type="string">
            <text:p>06%</text:p>
          </table:table-cell>
          <table:table-cell table:formula="of:=TEXT(VLOOKUP([.E140];[.$BI$2:.$BK$81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41]+([.C141]-1)*20" office:value-type="float" office:value="43" calcext:value-type="float">
            <text:p>43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I$2:.$BK$81];2); &quot;0#%&quot;)" office:value-type="string" office:string-value="53%" calcext:value-type="string">
            <text:p>53%</text:p>
          </table:table-cell>
          <table:table-cell table:formula="of:=TEXT(VLOOKUP([.E141];[.$BI$2:.$BK$81];3);  &quot;0#%&quot;)" office:value-type="string" office:string-value="86%" calcext:value-type="string">
            <text:p>86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2]+([.C142]-1)*20" office:value-type="float" office:value="14" calcext:value-type="float">
            <text:p>14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I$2:.$BK$81];2); &quot;0#%&quot;)" office:value-type="string" office:string-value="14%" calcext:value-type="string">
            <text:p>14%</text:p>
          </table:table-cell>
          <table:table-cell table:formula="of:=TEXT(VLOOKUP([.E142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43]+([.C143]-1)*20" office:value-type="float" office:value="42" calcext:value-type="float">
            <text:p>42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1];2); &quot;0#%&quot;)" office:value-type="string" office:string-value="52%" calcext:value-type="string">
            <text:p>52%</text:p>
          </table:table-cell>
          <table:table-cell table:formula="of:=TEXT(VLOOKUP([.E143];[.$BI$2:.$BK$81];3);  &quot;0#%&quot;)" office:value-type="string" office:string-value="84%" calcext:value-type="string">
            <text:p>84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1];2); &quot;0#%&quot;)" office:value-type="string" office:string-value="54%" calcext:value-type="string">
            <text:p>54%</text:p>
          </table:table-cell>
          <table:table-cell table:formula="of:=TEXT(VLOOKUP([.E144];[.$BI$2:.$BK$81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5]+([.C145]-1)*20" office:value-type="float" office:value="14" calcext:value-type="float">
            <text:p>14</text:p>
          </table:table-cell>
          <table:table-cell table:formula="of:=IF([.D145]&lt;10;&quot;  &quot;; &quot; &quot;)" office:value-type="string" office:string-value=" " calcext:value-type="string">
            <text:p><text:s/></text:p>
          </table:table-cell>
          <table:table-cell table:formula="of:=TEXT(VLOOKUP([.E145];[.$BI$2:.$BK$81];2); &quot;0#%&quot;)" office:value-type="string" office:string-value="14%" calcext:value-type="string">
            <text:p>14%</text:p>
          </table:table-cell>
          <table:table-cell table:formula="of:=TEXT(VLOOKUP([.E145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6"/>
          <table:table-cell table:number-columns-repeated="966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6]+([.C146]-1)*20" office:value-type="float" office:value="40" calcext:value-type="float">
            <text:p>4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1];2); &quot;0#%&quot;)" office:value-type="string" office:string-value="45%" calcext:value-type="string">
            <text:p>45%</text:p>
          </table:table-cell>
          <table:table-cell table:formula="of:=TEXT(VLOOKUP([.E14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47]+([.C147]-1)*20" office:value-type="float" office:value="13" calcext:value-type="float">
            <text:p>13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1];2); &quot;0#%&quot;)" office:value-type="string" office:string-value="13%" calcext:value-type="string">
            <text:p>13%</text:p>
          </table:table-cell>
          <table:table-cell table:formula="of:=TEXT(VLOOKUP([.E147];[.$BI$2:.$BK$81];3);  &quot;0#%&quot;)" office:value-type="string" office:string-value="26%" calcext:value-type="string">
            <text:p>26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12  [12% - 24%] Shadow Magic Resistance" calcext:value-type="string">
            <text:p>1-12 <text:s/>[12% - 24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148]+([.C148]-1)*20" office:value-type="float" office:value="12" calcext:value-type="float">
            <text:p>12</text:p>
          </table:table-cell>
          <table:table-cell table:formula="of:=IF([.D148]&lt;10;&quot;  &quot;; &quot; &quot;)" office:value-type="string" office:string-value=" " calcext:value-type="string">
            <text:p><text:s/></text:p>
          </table:table-cell>
          <table:table-cell table:formula="of:=TEXT(VLOOKUP([.E148];[.$BI$2:.$BK$81];2); &quot;0#%&quot;)" office:value-type="string" office:string-value="12%" calcext:value-type="string">
            <text:p>12%</text:p>
          </table:table-cell>
          <table:table-cell table:formula="of:=TEXT(VLOOKUP([.E148];[.$BI$2:.$BK$81];3);  &quot;0#%&quot;)" office:value-type="string" office:string-value="24%" calcext:value-type="string">
            <text:p>24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1-6   [07% - 12%] Silver Magic Resistance" calcext:value-type="string">
            <text:p>1-6 <text:s text:c="2"/>[07% - 12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49]+([.C149]-1)*20" office:value-type="float" office:value="6" calcext:value-type="float">
            <text:p>6</text:p>
          </table:table-cell>
          <table:table-cell table:formula="of:=IF([.D149]&lt;10;&quot;  &quot;; &quot; &quot;)" office:value-type="string" office:string-value="  " calcext:value-type="string">
            <text:p><text:s text:c="2"/></text:p>
          </table:table-cell>
          <table:table-cell table:formula="of:=TEXT(VLOOKUP([.E149];[.$BI$2:.$BK$81];2); &quot;0#%&quot;)" office:value-type="string" office:string-value="07%" calcext:value-type="string">
            <text:p>07%</text:p>
          </table:table-cell>
          <table:table-cell table:formula="of:=TEXT(VLOOKUP([.E149];[.$BI$2:.$BK$81];3);  &quot;0#%&quot;)" office:value-type="string" office:string-value="12%" calcext:value-type="string">
            <text:p>12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2-4   [29% - 48%] Smoke Magic Resistance" calcext:value-type="string">
            <text:p>2-4 <text:s text:c="2"/>[29% - 48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50]+([.C150]-1)*20" office:value-type="float" office:value="24" calcext:value-type="float">
            <text:p>24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81];2); &quot;0#%&quot;)" office:value-type="string" office:string-value="29%" calcext:value-type="string">
            <text:p>29%</text:p>
          </table:table-cell>
          <table:table-cell table:formula="of:=TEXT(VLOOKUP([.E150];[.$BI$2:.$BK$81];3);  &quot;0#%&quot;)" office:value-type="string" office:string-value="48%" calcext:value-type="string">
            <text:p>48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3-1   [51% - 82%] Soul Magic Resistance" calcext:value-type="string">
            <text:p>3-1 <text:s text:c="2"/>[51% - 82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51]+([.C151]-1)*20" office:value-type="float" office:value="41" calcext:value-type="float">
            <text:p>41</text:p>
          </table:table-cell>
          <table:table-cell table:formula="of:=IF([.D151]&lt;10;&quot;  &quot;; &quot; &quot;)" office:value-type="string" office:string-value="  " calcext:value-type="string">
            <text:p><text:s text:c="2"/></text:p>
          </table:table-cell>
          <table:table-cell table:formula="of:=TEXT(VLOOKUP([.E151];[.$BI$2:.$BK$81];2); &quot;0#%&quot;)" office:value-type="string" office:string-value="51%" calcext:value-type="string">
            <text:p>51%</text:p>
          </table:table-cell>
          <table:table-cell table:formula="of:=TEXT(VLOOKUP([.E151];[.$BI$2:.$BK$8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2]+([.C152]-1)*20" office:value-type="float" office:value="18" calcext:value-type="float">
            <text:p>18</text:p>
          </table:table-cell>
          <table:table-cell table:formula="of:=IF([.D152]&lt;10;&quot;  &quot;; &quot; &quot;)" office:value-type="string" office:string-value=" " calcext:value-type="string">
            <text:p><text:s/></text:p>
          </table:table-cell>
          <table:table-cell table:formula="of:=TEXT(VLOOKUP([.E152];[.$BI$2:.$BK$81];2); &quot;0#%&quot;)" office:value-type="string" office:string-value="18%" calcext:value-type="string">
            <text:p>18%</text:p>
          </table:table-cell>
          <table:table-cell table:formula="of:=TEXT(VLOOKUP([.E152];[.$BI$2:.$BK$81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3-12  [62% - 95%] Space Magic Resistance" calcext:value-type="string">
            <text:p>3-12 <text:s/>[62% - 95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153]+([.C153]-1)*20" office:value-type="float" office:value="52" calcext:value-type="float">
            <text:p>52</text:p>
          </table:table-cell>
          <table:table-cell table:formula="of:=IF([.D153]&lt;10;&quot;  &quot;; &quot; &quot;)" office:value-type="string" office:string-value=" " calcext:value-type="string">
            <text:p><text:s/></text:p>
          </table:table-cell>
          <table:table-cell table:formula="of:=TEXT(VLOOKUP([.E153];[.$BI$2:.$BK$81];2); &quot;0#%&quot;)" office:value-type="string" office:string-value="62%" calcext:value-type="string">
            <text:p>62%</text:p>
          </table:table-cell>
          <table:table-cell table:formula="of:=TEXT(VLOOKUP([.E153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54]+([.C154]-1)*20" office:value-type="float" office:value="40" calcext:value-type="float">
            <text:p>40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1];2); &quot;0#%&quot;)" office:value-type="string" office:string-value="45%" calcext:value-type="string">
            <text:p>45%</text:p>
          </table:table-cell>
          <table:table-cell table:formula="of:=TEXT(VLOOKUP([.E154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6];&quot;-&quot;;[.D156];[.F156];&quot; [&quot;; [.G156]; &quot; - &quot;; [.H156]; &quot;] &quot;;[.B156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6]+([.C156]-1)*20" office:value-type="float" office:value="40" calcext:value-type="float">
            <text:p>40</text:p>
          </table:table-cell>
          <table:table-cell table:formula="of:=IF([.D156]&lt;10;&quot;  &quot;; &quot; &quot;)" office:value-type="string" office:string-value=" " calcext:value-type="string">
            <text:p><text:s/></text:p>
          </table:table-cell>
          <table:table-cell table:formula="of:=TEXT(VLOOKUP([.E156];[.$BI$2:.$BK$81];2); &quot;0#%&quot;)" office:value-type="string" office:string-value="45%" calcext:value-type="string">
            <text:p>45%</text:p>
          </table:table-cell>
          <table:table-cell table:formula="of:=TEXT(VLOOKUP([.E156];[.$BI$2:.$BK$8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57]+([.C157]-1)*20" office:value-type="float" office:value="18" calcext:value-type="float">
            <text:p>18</text:p>
          </table:table-cell>
          <table:table-cell table:formula="of:=IF([.D157]&lt;10;&quot;  &quot;; &quot; &quot;)" office:value-type="string" office:string-value=" " calcext:value-type="string">
            <text:p><text:s/></text:p>
          </table:table-cell>
          <table:table-cell table:formula="of:=TEXT(VLOOKUP([.E157];[.$BI$2:.$BK$81];2); &quot;0#%&quot;)" office:value-type="string" office:string-value="18%" calcext:value-type="string">
            <text:p>18%</text:p>
          </table:table-cell>
          <table:table-cell table:formula="of:=TEXT(VLOOKUP([.E157];[.$BI$2:.$BK$8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58];&quot;-&quot;;[.D158];[.F158];&quot; [&quot;; [.G158]; &quot; - &quot;; [.H158]; &quot;] &quot;;[.B158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8]+([.C158]-1)*20" office:value-type="float" office:value="14" calcext:value-type="float">
            <text:p>14</text:p>
          </table:table-cell>
          <table:table-cell table:formula="of:=IF([.D158]&lt;10;&quot;  &quot;; &quot; &quot;)" office:value-type="string" office:string-value=" " calcext:value-type="string">
            <text:p><text:s/></text:p>
          </table:table-cell>
          <table:table-cell table:formula="of:=TEXT(VLOOKUP([.E158];[.$BI$2:.$BK$81];2); &quot;0#%&quot;)" office:value-type="string" office:string-value="14%" calcext:value-type="string">
            <text:p>14%</text:p>
          </table:table-cell>
          <table:table-cell table:formula="of:=TEXT(VLOOKUP([.E158];[.$BI$2:.$BK$8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59];&quot;-&quot;;[.D159];[.F159];&quot; [&quot;; [.G159]; &quot; - &quot;; [.H159]; &quot;] &quot;;[.B159])" office:value-type="string" office:string-value="3-18  [68% - 95%] Void Magic Resistance" calcext:value-type="string">
            <text:p>3-18 <text:s/>[6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59]+([.C159]-1)*20" office:value-type="float" office:value="58" calcext:value-type="float">
            <text:p>58</text:p>
          </table:table-cell>
          <table:table-cell table:formula="of:=IF([.D159]&lt;10;&quot;  &quot;; &quot; &quot;)" office:value-type="string" office:string-value=" " calcext:value-type="string">
            <text:p><text:s/></text:p>
          </table:table-cell>
          <table:table-cell table:formula="of:=TEXT(VLOOKUP([.E159];[.$BI$2:.$BK$81];2); &quot;0#%&quot;)" office:value-type="string" office:string-value="68%" calcext:value-type="string">
            <text:p>68%</text:p>
          </table:table-cell>
          <table:table-cell table:formula="of:=TEXT(VLOOKUP([.E159];[.$BI$2:.$BK$8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60];&quot;-&quot;;[.D160];[.F160];&quot; [&quot;; [.G160]; &quot; - &quot;; [.H160]; &quot;] &quot;;[.B160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60]+([.C160]-1)*20" office:value-type="float" office:value="44" calcext:value-type="float">
            <text:p>44</text:p>
          </table:table-cell>
          <table:table-cell table:formula="of:=IF([.D160]&lt;10;&quot;  &quot;; &quot; &quot;)" office:value-type="string" office:string-value="  " calcext:value-type="string">
            <text:p><text:s text:c="2"/></text:p>
          </table:table-cell>
          <table:table-cell table:formula="of:=TEXT(VLOOKUP([.E160];[.$BI$2:.$BK$81];2); &quot;0#%&quot;)" office:value-type="string" office:string-value="54%" calcext:value-type="string">
            <text:p>54%</text:p>
          </table:table-cell>
          <table:table-cell table:formula="of:=TEXT(VLOOKUP([.E160];[.$BI$2:.$BK$81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1];&quot;-&quot;;[.D161];[.F161];&quot; [&quot;; [.G161]; &quot; - &quot;; [.H161]; &quot;] &quot;;[.B161])" office:value-type="string" office:string-value="3-11  [61% - 95%] Wind Resistance" calcext:value-type="string">
            <text:p>3-11 <text:s/>[61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61]+([.C161]-1)*20" office:value-type="float" office:value="51" calcext:value-type="float">
            <text:p>51</text:p>
          </table:table-cell>
          <table:table-cell table:formula="of:=IF([.D161]&lt;10;&quot;  &quot;; &quot; &quot;)" office:value-type="string" office:string-value=" " calcext:value-type="string">
            <text:p><text:s/></text:p>
          </table:table-cell>
          <table:table-cell table:formula="of:=TEXT(VLOOKUP([.E161];[.$BI$2:.$BK$81];2); &quot;0#%&quot;)" office:value-type="string" office:string-value="61%" calcext:value-type="string">
            <text:p>61%</text:p>
          </table:table-cell>
          <table:table-cell table:formula="of:=TEXT(VLOOKUP([.E161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2];&quot;-&quot;;[.D162];[.F162];&quot; [&quot;; [.G162]; &quot; - &quot;; [.H162]; &quot;] &quot;;[.B162])" office:value-type="string" office:string-value="3-5   [55% - 90%] Wood Magic Resistance" calcext:value-type="string">
            <text:p>3-5 <text:s text:c="2"/>[55% - 9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62]+([.C162]-1)*20" office:value-type="float" office:value="45" calcext:value-type="float">
            <text:p>45</text:p>
          </table:table-cell>
          <table:table-cell table:formula="of:=IF([.D162]&lt;10;&quot;  &quot;; &quot; &quot;)" office:value-type="string" office:string-value="  " calcext:value-type="string">
            <text:p><text:s text:c="2"/></text:p>
          </table:table-cell>
          <table:table-cell table:formula="of:=TEXT(VLOOKUP([.E162];[.$BI$2:.$BK$81];2); &quot;0#%&quot;)" office:value-type="string" office:string-value="55%" calcext:value-type="string">
            <text:p>55%</text:p>
          </table:table-cell>
          <table:table-cell table:formula="of:=TEXT(VLOOKUP([.E162];[.$BI$2:.$BK$81];3);  &quot;0#%&quot;)" office:value-type="string" office:string-value="90%" calcext:value-type="string">
            <text:p>9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4]; [.C164])" office:value-type="string" office:string-value="13 1st tier" calcext:value-type="string">
            <text:p>13 1st tier</text:p>
          </table:table-cell>
          <table:table-cell table:formula="of:=COUNTIF([.$C$106:.$C$162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5]; [.C165])" office:value-type="string" office:string-value="21 2nd tier" calcext:value-type="string">
            <text:p>21 2nd tier</text:p>
          </table:table-cell>
          <table:table-cell table:formula="of:=COUNTIF([.$C$106:.$C$162];&quot;=2&quot;)" office:value-type="float" office:value="21" calcext:value-type="float">
            <text:p>21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6]; [.C166])" office:value-type="string" office:string-value="20 3rd tier" calcext:value-type="string">
            <text:p>20 3rd tier</text:p>
          </table:table-cell>
          <table:table-cell table:formula="of:=COUNTIF([.$C$106:.$C$162];&quot;=3&quot;)" office:value-type="float" office:value="20" calcext:value-type="float">
            <text:p>20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8:.G168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66]+[.B165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8]*[.E168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69:.G169])" office:value-type="string" office:string-value="Ash Speed:   20 x 5% = 100%" calcext:value-type="string">
            <text:p>Ash Speed: <text:s text:c="2"/>20 x 5% = 100%</text:p>
          </table:table-cell>
          <table:table-cell office:value-type="string" calcext:value-type="string">
            <text:p>Ash Speed: <text:s text:c="2"/></text:p>
          </table:table-cell>
          <table:table-cell table:formula="of:=[.B166]" office:value-type="float" office:value="20" calcext:value-type="float">
            <text:p>20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9]*[.E169]; &quot;###,#%&quot;)" office:value-type="string" office:string-value="100%" calcext:value-type="string">
            <text:p>10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71:.O171])" office:value-type="string" office:string-value="Weight:   758.2 kgs   [1,671.5 lbs] [0.84 tons]" calcext:value-type="string">
            <text:p>Weight: <text:s text:c="2"/>758.2 kgs <text:s text:c="2"/>[1,671.5 lbs] [0.84 tons]</text:p>
          </table:table-cell>
          <table:table-cell office:value-type="string" calcext:value-type="string">
            <text:p>Weight:</text:p>
          </table:table-cell>
          <table:table-cell table:formula="of:=REPT(&quot; &quot;; LEN([.D172])-LEN([.D171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758.2" calcext:value-type="string">
            <text:p>758.2</text:p>
          </table:table-cell>
          <table:table-cell office:value-type="string" calcext:value-type="string">
            <text:p><text:s/>kgs</text:p>
          </table:table-cell>
          <table:table-cell table:formula="of:=REPT(&quot; &quot;; LEN([.H172])-LEN([.H171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1,671.5" calcext:value-type="string">
            <text:p>1,671.5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84" calcext:value-type="string">
            <text:p>0.84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72:.O172])" office:value-type="string" office:string-value="Maxed: 64,443.6 kgs [142,073.6 lbs] [71.04 tons]" calcext:value-type="string">
            <text:p>Maxed: 64,443.6 kgs [142,073.6 lbs] [71.04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64,443.6" calcext:value-type="string">
            <text:p>64,443.6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142,073.6" calcext:value-type="string">
            <text:p>142,073.6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71.04" calcext:value-type="string">
            <text:p>71.04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30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7]; &quot; + &quot;; [.D177]; &quot; + &quot;; [.E177]; &quot; = &quot;; [.F177]; &quot;) more dense - &quot;; [.B45] ;&quot; 2nd&quot;)" office:value-type="string" office:string-value="        Muscles are (300% + 210% + 65% = 575%) more dense - Avatar of Ash [E] 2nd" calcext:value-type="string">
            <text:p><text:s text:c="8"/>Muscles are (300% + 210% + 65% = 575%) more dense - Avatar of Ash [E] 2nd</text:p>
          </table:table-cell>
          <table:table-cell/>
          <table:table-cell table:formula="of:=TEXT([.B166]*15%;&quot;%&quot;)" office:value-type="string" office:string-value="300%" calcext:value-type="string">
            <text:p>300%</text:p>
          </table:table-cell>
          <table:table-cell table:formula="of:=TEXT([.B165]*10%;&quot;%&quot;)" office:value-type="string" office:string-value="210%" calcext:value-type="string">
            <text:p>210%</text:p>
          </table:table-cell>
          <table:table-cell table:formula="of:=TEXT([.B164]*5%;&quot;%&quot;)" office:value-type="string" office:string-value="65%" calcext:value-type="string">
            <text:p>65%</text:p>
          </table:table-cell>
          <table:table-cell table:formula="of:=TEXT([.C177]+[.D177]+[.E177]; &quot;###,#%&quot;)" office:value-type="string" office:string-value="575%" calcext:value-type="string">
            <text:p>57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6]; &quot; 2nd&quot;)" office:value-type="string" office:string-value="        Adds density to your bones, muscles and skin to increase strength, speed and damage. Base body weight is doubled - Embered Form [E] 2nd" calcext:value-type="string">
            <text:p><text:s text:c="8"/>Adds density to your bones, muscles and skin to increase strength, speed and damage. Base body weight is doubled - Embered Form [E]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3]; &quot; 2nd&quot;)" office:value-type="string" office:string-value="        The fires flowing through you have hardened your bones and muscles - Primordial Flesh 2nd" calcext:value-type="string">
            <text:p><text:s text:c="8"/>The fires flowing through you have hardened your bones and muscles - Primordial Flesh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1]; &quot; 2nd&quot;)" office:value-type="string" office:string-value="        Your bones are steeped with mana, increasing both their weight and resilience two fold - Eternal Brawling [E] 2nd" calcext:value-type="string">
            <text:p><text:s text:c="8"/>Your bones are steeped with mana, increasing both their weight and resilience two fold - Eternal Brawling [E]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7]; &quot;] more dense.&quot;)" office:value-type="string" office:string-value="                [575%] more dense." calcext:value-type="string">
            <text:p><text:s text:c="16"/>[57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8"/>
          <table:table-cell table:style-name="ce21"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11" calcext:value-type="float">
            <text:p>511</text:p>
          </table:table-cell>
          <table:table-cell table:formula="of:=LEN([.D213])" office:value-type="float" office:value="3" calcext:value-type="float">
            <text:p>3</text:p>
          </table:table-cell>
          <table:table-cell table:formula="of:=REPT(&quot; &quot;; MAX([.$E$213:.$E$215])-[.E21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4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9" calcext:value-type="float">
            <text:p>509</text:p>
          </table:table-cell>
          <table:table-cell table:formula="of:=LEN([.D214])" office:value-type="float" office:value="3" calcext:value-type="float">
            <text:p>3</text:p>
          </table:table-cell>
          <table:table-cell table:formula="of:=REPT(&quot; &quot;; MAX([.$E$213:.$E$215])-[.E21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02" calcext:value-type="float">
            <text:p>502</text:p>
          </table:table-cell>
          <table:table-cell table:formula="of:=LEN([.D215])" office:value-type="float" office:value="3" calcext:value-type="float">
            <text:p>3</text:p>
          </table:table-cell>
          <table:table-cell table:formula="of:=REPT(&quot; &quot;; MAX([.$E$213:.$E$215])-[.E21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6"/>
          <table:table-cell table:number-columns-repeated="966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22:.$M$230])-[.M222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22:.$M$230])-[.M226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35" calcext:value-type="float">
            <text:p>53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7,704.0" calcext:value-type="string">
            <text:p>7,704.0</text:p>
          </table:table-cell>
          <table:table-cell office:value-type="string" calcext:value-type="string">
            <text:p>]</text:p>
          </table:table-cell>
          <table:table-cell/>
          <table:table-cell table:formula="of:=LEN([.H227])" office:value-type="float" office:value="7" calcext:value-type="float">
            <text:p>7</text:p>
          </table:table-cell>
          <table:table-cell table:formula="of:=REPT(&quot; &quot;; MAX([.$K$227:.$K$229])-[.K22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22:.$M$230])-[.M22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060.0" calcext:value-type="string">
            <text:p>3,060.0</text:p>
          </table:table-cell>
          <table:table-cell office:value-type="string" calcext:value-type="string">
            <text:p>]</text:p>
          </table:table-cell>
          <table:table-cell/>
          <table:table-cell table:formula="of:=LEN([.H228])" office:value-type="float" office:value="7" calcext:value-type="float">
            <text:p>7</text:p>
          </table:table-cell>
          <table:table-cell table:formula="of:=REPT(&quot; &quot;; MAX([.$K$227:.$K$229])-[.K22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22:.$M$230])-[.M22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1660" calcext:value-type="float">
            <text:p>166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3,904.0" calcext:value-type="string">
            <text:p>23,904.0</text:p>
          </table:table-cell>
          <table:table-cell office:value-type="string" calcext:value-type="string">
            <text:p>]</text:p>
          </table:table-cell>
          <table:table-cell/>
          <table:table-cell table:formula="of:=LEN([.H229])" office:value-type="float" office:value="8" calcext:value-type="float">
            <text:p>8</text:p>
          </table:table-cell>
          <table:table-cell table:formula="of:=REPT(&quot; &quot;; MAX([.$K$227:.$K$229])-[.K22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22:.$M$230])-[.M229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22:.$M$230])-[.M230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Resilience: </text:p>
          </table:table-cell>
          <table:table-cell table:style-name="ce12"/>
          <table:table-cell table:formula="of:=TEXT([.K3];&quot;#,##0.0%&quot;)" office:value-type="string" office:string-value="5,166.0%" calcext:value-type="string">
            <text:p>5,166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w/Mantle: <text:s text:c="2"/></text:p>
          </table:table-cell>
          <table:table-cell table:style-name="ce12"/>
          <table:table-cell table:formula="of:=TEXT([.K3]+750%;&quot;#,##0.0%&quot;)" office:value-type="string" office:string-value="5,916.0%" calcext:value-type="string">
            <text:p>5,916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2,012.0%" calcext:value-type="string">
            <text:p>2,012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705.0%" calcext:value-type="string">
            <text:p>1,705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9,692" calcext:value-type="string">
            <text:p>69,692</text:p>
          </table:table-cell>
          <table:table-cell table:formula="of:=LEN([.C237])" office:value-type="float" office:value="6" calcext:value-type="float">
            <text:p>6</text:p>
          </table:table-cell>
          <table:table-cell table:formula="of:=REPT(&quot; &quot;;MAX([.$D$237:.$D$239])-[.D23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4,500" calcext:value-type="string">
            <text:p>4,500</text:p>
          </table:table-cell>
          <table:table-cell table:formula="of:=LEN([.C238])" office:value-type="float" office:value="5" calcext:value-type="float">
            <text:p>5</text:p>
          </table:table-cell>
          <table:table-cell table:formula="of:=REPT(&quot; &quot;;MAX([.$D$237:.$D$239])-[.D238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09,200" calcext:value-type="string">
            <text:p>109,200</text:p>
          </table:table-cell>
          <table:table-cell table:formula="of:=LEN([.C239])" office:value-type="float" office:value="7" calcext:value-type="float">
            <text:p>7</text:p>
          </table:table-cell>
          <table:table-cell table:formula="of:=REPT(&quot; &quot;;MAX([.$D$237:.$D$239])-[.D239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: <text:s text:c="4"/></text:p>
          </table:table-cell>
          <table:table-cell table:formula="of:=TEXT([.W2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39.9" calcext:value-type="string">
            <text:p>239.9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90.4" calcext:value-type="string">
            <text:p>290.4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48%" calcext:value-type="string">
            <text:p>0.48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335.8" calcext:value-type="string">
            <text:p>335.8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207.6" calcext:value-type="string">
            <text:p>207.6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: <text:s text:c="4"/></text:p>
          </table:table-cell>
          <table:table-cell table:formula="of:=TEXT([.W3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367.6" calcext:value-type="string">
            <text:p>367.6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97.0" calcext:value-type="string">
            <text:p>297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1%" calcext:value-type="string">
            <text:p>0.41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452.8" calcext:value-type="string">
            <text:p>452.8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41.2" calcext:value-type="string">
            <text:p>241.2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722%" calcext:value-type="string">
            <text:p>98.722%</text:p>
          </table:table-cell>
          <table:table-cell table:formula="of:=REPT(&quot; &quot;;MAX([.$K$247:.$K$248])-[.K247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7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78.34" calcext:value-type="string">
            <text:p>78.34</text:p>
          </table:table-cell>
          <table:table-cell office:value-type="string" calcext:value-type="string">
            <text:p>]</text:p>
          </table:table-cell>
          <table:table-cell/>
          <table:table-cell table:formula="of:=LEN([.D247])" office:value-type="float" office:value="7" calcext:value-type="float">
            <text:p>7</text:p>
          </table:table-cell>
          <table:table-cell table:formula="of:=LEN([.H247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5,459,497.0" calcext:value-type="string">
            <text:p>5,459,497.0</text:p>
          </table:table-cell>
          <table:table-cell table:formula="of:=REPT(&quot; &quot;;MAX([.$K$247:.$K$248])-[.K248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8])">
            <text:p/>
          </table:table-cell>
          <table:table-cell table:formula="of:=TEXT([.S13]*(1+[.$AZ$22]);&quot;#,##0.00&quot;)" office:value-type="string" office:string-value="297.68" calcext:value-type="string">
            <text:p>297.68</text:p>
          </table:table-cell>
          <table:table-cell office:value-type="string" calcext:value-type="string">
            <text:p>]</text:p>
          </table:table-cell>
          <table:table-cell/>
          <table:table-cell table:formula="of:=LEN([.D248])" office:value-type="float" office:value="11" calcext:value-type="float">
            <text:p>11</text:p>
          </table:table-cell>
          <table:table-cell table:formula="of:=LEN([.H248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itigation: <text:s text:c="6"/></text:p>
          </table:table-cell>
          <table:table-cell table:formula="of:=TEXT([.R16];&quot;#,##0.000%&quot;)" office:value-type="string" office:string-value="98.831%" calcext:value-type="string">
            <text:p>98.831%</text:p>
          </table:table-cell>
          <table:table-cell table:formula="of:=REPT(&quot; &quot;;MAX([.$K$247:.$K$248])-[.K250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0])" office:value-type="string" office:string-value=" " calcext:value-type="string">
            <text:p><text:s/></text:p>
          </table:table-cell>
          <table:table-cell table:style-name="ce54" table:formula="of:=TEXT([.S16];&quot;#,##0.00&quot;)" office:value-type="string" office:string-value="85.53" calcext:value-type="string">
            <text:p>85.53</text:p>
          </table:table-cell>
          <table:table-cell office:value-type="string" calcext:value-type="string">
            <text:p>]</text:p>
          </table:table-cell>
          <table:table-cell/>
          <table:table-cell table:formula="of:=LEN([.D250])" office:value-type="float" office:value="7" calcext:value-type="float">
            <text:p>7</text:p>
          </table:table-cell>
          <table:table-cell table:formula="of:=LEN([.H250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ffective Health: </text:p>
          </table:table-cell>
          <table:table-cell table:formula="of:=TEXT([.T16];&quot;#,##0.0&quot;)" office:value-type="string" office:string-value="5,960,408.3" calcext:value-type="string">
            <text:p>5,960,408.3</text:p>
          </table:table-cell>
          <table:table-cell table:formula="of:=REPT(&quot; &quot;;MAX([.$K$247:.$K$248])-[.K251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1])">
            <text:p/>
          </table:table-cell>
          <table:table-cell table:formula="of:=TEXT([.S16]*(1+[.$AZ$22]);&quot;#,##0.00&quot;)" office:value-type="string" office:string-value="325.00" calcext:value-type="string">
            <text:p>325.00</text:p>
          </table:table-cell>
          <table:table-cell office:value-type="string" calcext:value-type="string">
            <text:p>]</text:p>
          </table:table-cell>
          <table:table-cell/>
          <table:table-cell table:formula="of:=LEN([.D251])" office:value-type="float" office:value="11" calcext:value-type="float">
            <text:p>11</text:p>
          </table:table-cell>
          <table:table-cell table:formula="of:=LEN([.H251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54:.E283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53]-[.E254]+1+IF([.K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5" calcext:value-type="float">
            <text:p>5</text:p>
          </table:table-cell>
          <table:table-cell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 office:value-type="string" office:string-value="               " calcext:value-type="string">
            <text:p><text:s text:c="15"/></text:p>
          </table:table-cell>
          <table:table-cell office:value-type="string" calcext:value-type="string">
            <text:p>[</text:p>
          </table:table-cell>
          <table:table-cell table:formula="of:=TEXT([.T254];&quot;.0&quot;)" office:value-type="string" office:string-value="7.5" calcext:value-type="string">
            <text:p>7.5</text:p>
          </table:table-cell>
          <table:table-cell office:value-type="string" calcext:value-type="string">
            <text:p>m range]</text:p>
          </table:table-cell>
          <table:table-cell table:number-columns-repeated="4"/>
          <table:table-cell table:style-name="ce8" table:formula="of:=5+0.5*[.D25]" office:value-type="float" office:value="7.5" calcext:value-type="float">
            <text:p>7.5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5 " calcext:value-type="string">
            <text:p>x5 </text:p>
          </table:table-cell>
          <table:table-cell table:formula="of:=LEN([.B26])" office:value-type="float" office:value="27" calcext:value-type="float">
            <text:p>27</text:p>
          </table:table-cell>
          <table:table-cell table:formula="of:=[.$E$253]-[.E255]+1+IF([.K26]&lt;10;1;0)" office:value-type="float" office:value="5" calcext:value-type="float">
            <text:p>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12" calcext:value-type="float">
            <text:p>12</text:p>
          </table:table-cell>
          <table:table-cell/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" calcext:value-type="string">
            <text:p><text:s text:c="5"/></text:p>
          </table:table-cell>
          <table:table-cell table:formula="of:=IF([.N25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0 " calcext:value-type="string">
            <text:p>x10 </text:p>
          </table:table-cell>
          <table:table-cell table:formula="of:=LEN([.B27])" office:value-type="float" office:value="22" calcext:value-type="float">
            <text:p>22</text:p>
          </table:table-cell>
          <table:table-cell table:formula="of:=[.$E$253]-[.E256]+1+IF([.K27]&lt;10;1;0)" office:value-type="float" office:value="9" calcext:value-type="float">
            <text:p>9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12" calcext:value-type="float">
            <text:p>12</text:p>
          </table:table-cell>
          <table:table-cell/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" calcext:value-type="string">
            <text:p><text:s text:c="9"/></text:p>
          </table:table-cell>
          <table:table-cell table:formula="of:=IF([.N256]=&quot;&quot;;&quot;&quot;;&quot;[&quot;)" office:value-type="string" office:string-value="[" calcext:value-type="string">
            <text:p>[</text:p>
          </table:table-cell>
          <table:table-cell table:formula="of:=COM.MICROSOFT.CONCAT(TEXT([.L27];&quot;#,##0.0%&quot;); [.$N$253]; TEXT([.M27];&quot;#,##0.0%&quot;))" office:value-type="string" office:string-value="76.0% =&gt; 760.0%" calcext:value-type="string">
            <text:p>76.0% =&gt; 76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2" calcext:value-type="float">
            <text:p>12</text:p>
          </table:table-cell>
          <table:table-cell table:formula="of:=[.$E$253]-[.E257]+1+IF([.K28]&lt;10;1;0)" office:value-type="float" office:value="20" calcext:value-type="float">
            <text:p>20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8" calcext:value-type="float">
            <text:p>8</text:p>
          </table:table-cell>
          <table:table-cell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formula="of:=REPT(&quot; &quot;; [.F257])" office:value-type="string" office:string-value="                    " calcext:value-type="string">
            <text:p><text:s text:c="20"/></text:p>
          </table:table-cell>
          <table:table-cell table:formula="of:=IF([.N25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 " calcext:value-type="string">
            <text:p>x1 </text:p>
          </table:table-cell>
          <table:table-cell table:formula="of:=LEN([.B29])" office:value-type="float" office:value="19" calcext:value-type="float">
            <text:p>19</text:p>
          </table:table-cell>
          <table:table-cell table:formula="of:=[.$E$253]-[.E258]+1+IF([.K29]&lt;10;1;0)" office:value-type="float" office:value="13" calcext:value-type="float">
            <text:p>13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6" calcext:value-type="float">
            <text:p>6</text:p>
          </table:table-cell>
          <table:table-cell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formula="of:=REPT(&quot; &quot;; [.F258])" office:value-type="string" office:string-value="             " calcext:value-type="string">
            <text:p><text:s text:c="13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4 " calcext:value-type="string">
            <text:p>x14 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[.$E$253]-[.E259]+1+IF([.K30]&lt;10;1;0)" office:value-type="float" office:value="14" calcext:value-type="float">
            <text:p>14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14" calcext:value-type="float">
            <text:p>14</text:p>
          </table:table-cell>
          <table:table-cell/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 " calcext:value-type="string">
            <text:p><text:s text:c="14"/></text:p>
          </table:table-cell>
          <table:table-cell table:formula="of:=IF([.N259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53]; TEXT([.AW30];&quot;#,##0.0%&quot;))" office:value-type="string" office:string-value="47.0% =&gt; 658.0%" calcext:value-type="string">
            <text:p>47.0% =&gt; 658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30];&quot;#,##0.0%&quot;); [.$N$253]; TEXT([.M30];&quot;#,##0.0%&quot;))" office:value-type="string" office:string-value="127.0% =&gt; 1,778.0%" calcext:value-type="string">
            <text:p>127.0% =&gt; 1,778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30];&quot;#,##0.0%&quot;);[.$N$253]; TEXT([.AK30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20" calcext:value-type="float">
            <text:p>20</text:p>
          </table:table-cell>
          <table:table-cell table:formula="of:=[.$E$253]-[.E260]+1+IF([.K31]&lt;10;1;0)" office:value-type="float" office:value="11" calcext:value-type="float">
            <text:p>11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7" calcext:value-type="float">
            <text:p>7</text:p>
          </table:table-cell>
          <table:table-cell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formula="of:=REPT(&quot; &quot;; [.F260])" office:value-type="string" office:string-value="           " calcext:value-type="string">
            <text:p><text:s text:c="11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L31];&quot;#,##0.0%&quot;);[.$N$253]; TEXT([.M31];&quot;#,##0.0%&quot;))" office:value-type="string" office:string-value="98.5% =&gt; 985.0%" calcext:value-type="string">
            <text:p>98.5% =&gt; 985.0%</text:p>
          </table:table-cell>
          <table:table-cell office:value-type="string" calcext:value-type="string">
            <text:p><text:s/>Damage, </text:p>
          </table:table-cell>
          <table:table-cell table:formula="of:=TEXT(1% + 0.25%*[.D31]; &quot;.00%&quot;)" office:value-type="string" office:string-value="2.75%" calcext:value-type="string">
            <text:p>2.75%</text:p>
          </table:table-cell>
          <table:table-cell office:value-type="string" calcext:value-type="string">
            <text:p><text:s/>DR/attack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16" calcext:value-type="float">
            <text:p>16</text:p>
          </table:table-cell>
          <table:table-cell table:formula="of:=[.$E$253]-[.E261]+1+IF([.K32]&lt;10;1;0)" office:value-type="float" office:value="15" calcext:value-type="float">
            <text:p>15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" calcext:value-type="string">
            <text:p><text:s text:c="15"/></text:p>
          </table:table-cell>
          <table:table-cell table:formula="of:=IF([.N26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13" calcext:value-type="float">
            <text:p>13</text:p>
          </table:table-cell>
          <table:table-cell table:formula="of:=[.$E$253]-[.E262]+1+IF([.K33]&lt;10;1;0)" office:value-type="float" office:value="18" calcext:value-type="float">
            <text:p>1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/>
          <table:table-cell table:formula="of:=IF([.I262]&lt;10; &quot;  &quot;; &quot; &quot;)" office:value-type="string" office:string-value=" " calcext:value-type="string">
            <text:p><text:s/></text:p>
          </table:table-cell>
          <table:table-cell table:formula="of:=REPT(&quot; &quot;; [.F262])" office:value-type="string" office:string-value="                  " calcext:value-type="string">
            <text:p><text:s text:c="18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10 " calcext:value-type="string">
            <text:p>x10 </text:p>
          </table:table-cell>
          <table:table-cell table:formula="of:=LEN([.B34])" office:value-type="float" office:value="22" calcext:value-type="float">
            <text:p>22</text:p>
          </table:table-cell>
          <table:table-cell table:formula="of:=[.$E$253]-[.E263]+1+IF([.K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9" calcext:value-type="float">
            <text:p>9</text:p>
          </table:table-cell>
          <table:table-cell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formula="of:=REPT(&quot; &quot;; [.F263])" office:value-type="string" office:string-value="         " calcext:value-type="string">
            <text:p><text:s text:c="9"/></text:p>
          </table:table-cell>
          <table:table-cell table:formula="of:=IF([.N263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formula="of:=REPT(&quot; &quot;; [.F264])">
            <text:p/>
          </table:table-cell>
          <table:table-cell table:formula="of:=IF([.N26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>
            <text:p/>
          </table:table-cell>
          <table:table-cell table:formula="of:=IF([.N26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2 " calcext:value-type="string">
            <text:p>x12 </text:p>
          </table:table-cell>
          <table:table-cell table:formula="of:=LEN([.B37])" office:value-type="float" office:value="23" calcext:value-type="float">
            <text:p>23</text:p>
          </table:table-cell>
          <table:table-cell table:formula="of:=[.$E$253]-[.E266]+1+IF([.K37]&lt;10;1;0)" office:value-type="float" office:value="8" calcext:value-type="float">
            <text:p>8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9" calcext:value-type="float">
            <text:p>9</text:p>
          </table:table-cell>
          <table:table-cell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formula="of:=REPT(&quot; &quot;; [.F266])" office:value-type="string" office:string-value="        " calcext:value-type="string">
            <text:p><text:s text:c="8"/></text:p>
          </table:table-cell>
          <table:table-cell table:formula="of:=IF([.N266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[.$N$253]; TEXT([.M37];&quot;#,##0.0%&quot;))" office:value-type="string" office:string-value="149.5% =&gt; 1,794.0%" calcext:value-type="string">
            <text:p>149.5% =&gt; 1,794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10 " calcext:value-type="string">
            <text:p>x10 </text:p>
          </table:table-cell>
          <table:table-cell table:formula="of:=LEN([.B38])" office:value-type="float" office:value="14" calcext:value-type="float">
            <text:p>14</text:p>
          </table:table-cell>
          <table:table-cell table:formula="of:=[.$E$253]-[.E267]+1+IF([.K38]&lt;10;1;0)" office:value-type="float" office:value="17" calcext:value-type="float">
            <text:p>17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6" calcext:value-type="float">
            <text:p>6</text:p>
          </table:table-cell>
          <table:table-cell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formula="of:=REPT(&quot; &quot;; [.F267])" office:value-type="string" office:string-value="                 " calcext:value-type="string">
            <text:p><text:s text:c="17"/></text:p>
          </table:table-cell>
          <table:table-cell table:formula="of:=IF([.N267]=&quot;&quot;;&quot;&quot;;&quot;[&quot;)" office:value-type="string" office:string-value="[" calcext:value-type="string">
            <text:p>[</text:p>
          </table:table-cell>
          <table:table-cell table:formula="of:=COM.MICROSOFT.CONCAT(TEXT([.L38];&quot;#,##0.0%&quot;); [.$N$253]; TEXT([.M38];&quot;#,##0.0%&quot;))" office:value-type="string" office:string-value="58.0% =&gt; 580.0%" calcext:value-type="string">
            <text:p>58.0% =&gt; 58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53]; TEXT(10%*[.K38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3 " calcext:value-type="string">
            <text:p>x3 </text:p>
          </table:table-cell>
          <table:table-cell table:formula="of:=LEN([.B39])" office:value-type="float" office:value="24" calcext:value-type="float">
            <text:p>24</text:p>
          </table:table-cell>
          <table:table-cell table:formula="of:=[.$E$253]-[.E268]+1+IF([.K39]&lt;10;1;0)" office:value-type="float" office:value="8" calcext:value-type="float">
            <text:p>8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/>
          <table:table-cell table:formula="of:=IF([.I268]&lt;10; &quot;  &quot;; &quot; &quot;)" office:value-type="string" office:string-value=" " calcext:value-type="string">
            <text:p><text:s/></text:p>
          </table:table-cell>
          <table:table-cell table:formula="of:=REPT(&quot; &quot;; [.F268])" office:value-type="string" office:string-value="        " calcext:value-type="string">
            <text:p><text:s text:c="8"/></text:p>
          </table:table-cell>
          <table:table-cell table:formula="of:=IF([.N26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12 " calcext:value-type="string">
            <text:p>x12 </text:p>
          </table:table-cell>
          <table:table-cell table:formula="of:=LEN([.B40])" office:value-type="float" office:value="17" calcext:value-type="float">
            <text:p>17</text:p>
          </table:table-cell>
          <table:table-cell table:formula="of:=[.$E$253]-[.E269]+1+IF([.K40]&lt;10;1;0)" office:value-type="float" office:value="14" calcext:value-type="float">
            <text:p>14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7" calcext:value-type="float">
            <text:p>7</text:p>
          </table:table-cell>
          <table:table-cell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formula="of:=REPT(&quot; &quot;; [.F269])" office:value-type="string" office:string-value="              " calcext:value-type="string">
            <text:p><text:s text:c="14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$E$253]-[.E270]+1+IF([.K41]&lt;10;1;0)" office:value-type="float" office:value="15" calcext:value-type="float">
            <text:p>15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4" calcext:value-type="float">
            <text:p>4</text:p>
          </table:table-cell>
          <table:table-cell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formula="of:=REPT(&quot; &quot;; [.F270])" office:value-type="string" office:string-value="               " calcext:value-type="string">
            <text:p><text:s text:c="15"/></text:p>
          </table:table-cell>
          <table:table-cell table:formula="of:=IF([.N27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3 " calcext:value-type="string">
            <text:p>x3 </text:p>
          </table:table-cell>
          <table:table-cell table:formula="of:=LEN([.B42])" office:value-type="float" office:value="30" calcext:value-type="float">
            <text:p>30</text:p>
          </table:table-cell>
          <table:table-cell table:formula="of:=[.$E$253]-[.E271]+1+IF([.K42]&lt;10;1;0)" office:value-type="float" office:value="2" calcext:value-type="float">
            <text:p>2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9" calcext:value-type="float">
            <text:p>9</text:p>
          </table:table-cell>
          <table:table-cell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formula="of:=REPT(&quot; &quot;; [.F271])" office:value-type="string" office:string-value="  " calcext:value-type="string">
            <text:p><text:s text:c="2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5" calcext:value-type="float">
            <text:p>15</text:p>
          </table:table-cell>
          <table:table-cell table:formula="of:=[.$E$253]-[.E272]+1+IF([.K43]&lt;10;1;0)" office:value-type="float" office:value="16" calcext:value-type="float">
            <text:p>16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9" calcext:value-type="float">
            <text:p>9</text:p>
          </table:table-cell>
          <table:table-cell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formula="of:=REPT(&quot; &quot;; [.F272])" office:value-type="string" office:string-value="                " calcext:value-type="string">
            <text:p><text:s text:c="16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3" calcext:value-type="float">
            <text:p>13</text:p>
          </table:table-cell>
          <table:table-cell table:formula="of:=[.$E$253]-[.E273]+1+IF([.K44]&lt;10;1;0)" office:value-type="float" office:value="18" calcext:value-type="float">
            <text:p>18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30" calcext:value-type="float">
            <text:p>30</text:p>
          </table:table-cell>
          <table:table-cell/>
          <table:table-cell table:formula="of:=IF([.I273]&lt;10; &quot;  &quot;; &quot; &quot;)" office:value-type="string" office:string-value=" " calcext:value-type="string">
            <text:p><text:s/></text:p>
          </table:table-cell>
          <table:table-cell table:formula="of:=REPT(&quot; &quot;; [.F273])" office:value-type="string" office:string-value="                  " calcext:value-type="string">
            <text:p><text:s text:c="18"/></text:p>
          </table:table-cell>
          <table:table-cell table:formula="of:=IF([.N273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53]; TEXT([.M44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2 " calcext:value-type="string">
            <text:p>x12 </text:p>
          </table:table-cell>
          <table:table-cell table:formula="of:=LEN([.B45])" office:value-type="float" office:value="17" calcext:value-type="float">
            <text:p>17</text:p>
          </table:table-cell>
          <table:table-cell table:formula="of:=[.$E$253]-[.E274]+1+IF([.K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2" calcext:value-type="float">
            <text:p>12</text:p>
          </table:table-cell>
          <table:table-cell/>
          <table:table-cell table:formula="of:=IF([.I274]&lt;10; &quot;  &quot;; &quot; &quot;)" office:value-type="string" office:string-value=" " calcext:value-type="string">
            <text:p><text:s/></text:p>
          </table:table-cell>
          <table:table-cell table:formula="of:=REPT(&quot; &quot;; [.F274])" office:value-type="string" office:string-value="              " calcext:value-type="string">
            <text:p><text:s text:c="14"/></text:p>
          </table:table-cell>
          <table:table-cell table:formula="of:=IF([.N274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53]; TEXT([.M45];&quot;#,##0.0%&quot;))" office:value-type="string" office:string-value="56.0% =&gt; 672.0%" calcext:value-type="string">
            <text:p>56.0% =&gt; 672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10 " calcext:value-type="string">
            <text:p>x10 </text:p>
          </table:table-cell>
          <table:table-cell table:formula="of:=LEN([.B46])" office:value-type="float" office:value="16" calcext:value-type="float">
            <text:p>16</text:p>
          </table:table-cell>
          <table:table-cell table:formula="of:=[.$E$253]-[.E275]+1+IF([.K46]&lt;10;1;0)" office:value-type="float" office:value="15" calcext:value-type="float">
            <text:p>15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4" calcext:value-type="float">
            <text:p>4</text:p>
          </table:table-cell>
          <table:table-cell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formula="of:=REPT(&quot; &quot;; [.F275])" office:value-type="string" office:string-value="               " calcext:value-type="string">
            <text:p><text:s text:c="15"/></text:p>
          </table:table-cell>
          <table:table-cell table:formula="of:=IF([.N275]=&quot;&quot;;&quot;&quot;;&quot;[&quot;)" office:value-type="string" office:string-value="[" calcext:value-type="string">
            <text:p>[</text:p>
          </table:table-cell>
          <table:table-cell table:formula="of:=COM.MICROSOFT.CONCAT(TEXT([.L46];&quot;#,##0.0%&quot;); [.$N$253]; TEXT([.M46];&quot;#,##0.0%&quot;))" office:value-type="string" office:string-value="72.0% =&gt; 720.0%" calcext:value-type="string">
            <text:p>72.0% =&gt; 720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formula="of:=REPT(&quot; &quot;; [.F276])">
            <text:p/>
          </table:table-cell>
          <table:table-cell table:formula="of:=IF([.N27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formula="of:=REPT(&quot; &quot;; [.F277])">
            <text:p/>
          </table:table-cell>
          <table:table-cell table:formula="of:=IF([.N27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9 " calcext:value-type="string">
            <text:p>x9 </text:p>
          </table:table-cell>
          <table:table-cell table:formula="of:=LEN([.B49])" office:value-type="float" office:value="16" calcext:value-type="float">
            <text:p>16</text:p>
          </table:table-cell>
          <table:table-cell table:formula="of:=[.$E$253]-[.E278]+1+IF([.K49]&lt;10;1;0)" office:value-type="float" office:value="16" calcext:value-type="float">
            <text:p>16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0" calcext:value-type="float">
            <text:p>30</text:p>
          </table:table-cell>
          <table:table-cell/>
          <table:table-cell table:formula="of:=IF([.I278]&lt;10; &quot;  &quot;; &quot; &quot;)" office:value-type="string" office:string-value=" " calcext:value-type="string">
            <text:p><text:s/></text:p>
          </table:table-cell>
          <table:table-cell table:formula="of:=REPT(&quot; &quot;; [.F278])" office:value-type="string" office:string-value="                " calcext:value-type="string">
            <text:p><text:s text:c="16"/></text:p>
          </table:table-cell>
          <table:table-cell table:formula="of:=IF([.N27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13 " calcext:value-type="string">
            <text:p>x13 </text:p>
          </table:table-cell>
          <table:table-cell table:formula="of:=LEN([.B50])" office:value-type="float" office:value="21" calcext:value-type="float">
            <text:p>21</text:p>
          </table:table-cell>
          <table:table-cell table:formula="of:=[.$E$253]-[.E279]+1+IF([.K50]&lt;10;1;0)" office:value-type="float" office:value="10" calcext:value-type="float">
            <text:p>10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8" calcext:value-type="float">
            <text:p>8</text:p>
          </table:table-cell>
          <table:table-cell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formula="of:=REPT(&quot; &quot;; [.F279])" office:value-type="string" office:string-value="          " calcext:value-type="string">
            <text:p><text:s text:c="10"/></text:p>
          </table:table-cell>
          <table:table-cell table:formula="of:=IF([.N279]=&quot;&quot;;&quot;&quot;;&quot;[&quot;)" office:value-type="string" office:string-value="[" calcext:value-type="string">
            <text:p>[</text:p>
          </table:table-cell>
          <table:table-cell table:formula="of:=COM.MICROSOFT.CONCAT(TEXT([.L50];&quot;#,##0.0%&quot;);[.$N$253]; TEXT([.M50];&quot;#,##0.0%&quot;))" office:value-type="string" office:string-value="64.0% =&gt; 832.0%" calcext:value-type="string">
            <text:p>64.0% =&gt; 832.0%</text:p>
          </table:table-cell>
          <table:table-cell office:value-type="string" calcext:value-type="string">
            <text:p><text:s/>Resilience, </text:p>
          </table:table-cell>
          <table:table-cell table:style-name="ce9" table:formula="of:=TEXT(2.5%+0.25%*[.I279]; &quot;#.00%&quot;)" office:value-type="string" office:string-value="4.50%" calcext:value-type="string">
            <text:p>4.50%</text:p>
          </table:table-cell>
          <table:table-cell office:value-type="string" calcext:value-type="string">
            <text:p><text:s/>mana/health returned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5" calcext:value-type="float">
            <text:p>15</text:p>
          </table:table-cell>
          <table:table-cell table:formula="of:=[.$E$253]-[.E280]+1+IF([.K51]&lt;10;1;0)" office:value-type="float" office:value="17" calcext:value-type="float">
            <text:p>17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2" calcext:value-type="float">
            <text:p>2</text:p>
          </table:table-cell>
          <table:table-cell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formula="of:=REPT(&quot; &quot;; [.F280])" office:value-type="string" office:string-value="                 " calcext:value-type="string">
            <text:p><text:s text:c="17"/></text:p>
          </table:table-cell>
          <table:table-cell table:formula="of:=IF([.N28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2]; &quot;x# &quot;)" office:value-type="string" office:string-value="x4 " calcext:value-type="string">
            <text:p>x4 </text:p>
          </table:table-cell>
          <table:table-cell table:formula="of:=LEN([.B52])" office:value-type="float" office:value="12" calcext:value-type="float">
            <text:p>12</text:p>
          </table:table-cell>
          <table:table-cell table:formula="of:=[.$E$253]-[.E281]+1+IF([.K52]&lt;10;1;0)" office:value-type="float" office:value="20" calcext:value-type="float">
            <text:p>20</text:p>
          </table:table-cell>
          <table:table-cell/>
          <table:table-cell table:formula="of:=[.C52]" office:value-type="float" office:value="3" calcext:value-type="float">
            <text:p>3</text:p>
          </table:table-cell>
          <table:table-cell table:formula="of:=[.D52]" office:value-type="float" office:value="30" calcext:value-type="float">
            <text:p>30</text:p>
          </table:table-cell>
          <table:table-cell/>
          <table:table-cell table:formula="of:=IF([.I281]&lt;10; &quot;  &quot;; &quot; &quot;)" office:value-type="string" office:string-value=" " calcext:value-type="string">
            <text:p><text:s/></text:p>
          </table:table-cell>
          <table:table-cell table:formula="of:=REPT(&quot; &quot;; [.F281])" office:value-type="string" office:string-value="                    " calcext:value-type="string">
            <text:p><text:s text:c="20"/></text:p>
          </table:table-cell>
          <table:table-cell table:formula="of:=IF([.N28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3]; &quot;x# &quot;)" office:value-type="string" office:string-value="x14 " calcext:value-type="string">
            <text:p>x14 </text:p>
          </table:table-cell>
          <table:table-cell table:style-name="ce21" table:formula="of:=LEN([.B53])" office:value-type="float" office:value="16" calcext:value-type="float">
            <text:p>16</text:p>
          </table:table-cell>
          <table:table-cell table:style-name="ce21" table:formula="of:=[.$E$253]-[.E282]+1+IF([.K53]&lt;10;1;0)" office:value-type="float" office:value="15" calcext:value-type="float">
            <text:p>15</text:p>
          </table:table-cell>
          <table:table-cell table:style-name="ce21"/>
          <table:table-cell table:style-name="ce21" table:formula="of:=[.C53]" office:value-type="float" office:value="3" calcext:value-type="float">
            <text:p>3</text:p>
          </table:table-cell>
          <table:table-cell table:style-name="ce21" table:formula="of:=[.D53]" office:value-type="float" office:value="30" calcext:value-type="float">
            <text:p>30</text:p>
          </table:table-cell>
          <table:table-cell table:style-name="ce21"/>
          <table:table-cell table:style-name="ce21" table:formula="of:=IF([.I282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82])" office:value-type="string" office:string-value="               " calcext:value-type="string">
            <text:p><text:s text:c="15"/></text:p>
          </table:table-cell>
          <table:table-cell table:style-name="ce21" table:formula="of:=IF([.N282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3];&quot;#,##0.0%&quot;); [.$N$253]; TEXT([.M53];&quot;#,##0.0%&quot;))" office:value-type="string" office:string-value="50.0% =&gt; 700.0%" calcext:value-type="string">
            <text:p>50.0% =&gt; 70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53]; TEXT([.AN53];&quot;#,##0.0%&quot;))" office:value-type="string" office:string-value="12.0% =&gt; 168.0%" calcext:value-type="string">
            <text:p>12.0% =&gt; 168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3];&quot;#,##0.0%&quot;); [.$N$253]; TEXT([.AK53];&quot;#,##0.0%&quot;))" office:value-type="string" office:string-value="5.0% =&gt; 168.0%" calcext:value-type="string">
            <text:p>5.0% =&gt; 168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53]; TEXT([.AZ53];&quot;#,##0.0%&quot;))" office:value-type="string" office:string-value="20.0% =&gt; 280.0%" calcext:value-type="string">
            <text:p>20.0% =&gt; 28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82]);&quot;#.00%&quot;); [.$N$253]; TEXT((0.5%+0.05%*[.I282])*[.K53];&quot;#.00%&quot;))" office:value-type="string" office:string-value="2.00% =&gt; 28.00%" calcext:value-type="string">
            <text:p>2.00% =&gt; 28.0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4]; &quot;x# &quot;)" office:value-type="string" office:string-value="x13 " calcext:value-type="string">
            <text:p>x13 </text:p>
          </table:table-cell>
          <table:table-cell table:formula="of:=LEN([.B54])" office:value-type="float" office:value="22" calcext:value-type="float">
            <text:p>22</text:p>
          </table:table-cell>
          <table:table-cell table:formula="of:=[.$E$253]-[.E283]+1+IF([.K54]&lt;10;1;0)" office:value-type="float" office:value="9" calcext:value-type="float">
            <text:p>9</text:p>
          </table:table-cell>
          <table:table-cell/>
          <table:table-cell table:formula="of:=[.C54]" office:value-type="float" office:value="3" calcext:value-type="float">
            <text:p>3</text:p>
          </table:table-cell>
          <table:table-cell table:formula="of:=[.D54]" office:value-type="float" office:value="6" calcext:value-type="float">
            <text:p>6</text:p>
          </table:table-cell>
          <table:table-cell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formula="of:=REPT(&quot; &quot;; [.F283])" office:value-type="string" office:string-value="         " calcext:value-type="string">
            <text:p><text:s text:c="9"/></text:p>
          </table:table-cell>
          <table:table-cell table:formula="of:=IF([.N28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7]" office:value-type="float" office:value="2374" calcext:value-type="float">
            <text:p>2374</text:p>
          </table:table-cell>
          <table:table-cell office:value-type="string" calcext:value-type="string">
            <text:p>]: </text:p>
          </table:table-cell>
          <table:table-cell table:formula="of:=[.K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number:number-style style:name="N163">
      <number:number number:decimal-places="3" number:min-decimal-places="3" number:min-integer-digits="1"/>
    </number:number-style>
    <number:percentage-style style:name="N16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01:40:23.2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11-08T22:03:21.426000000</dc:date>
    <meta:generator>LibreOffice/7.0.5.2$Windows_X86_64 LibreOffice_project/64390860c6cd0aca4beafafcfd84613dd9dfb63a</meta:generator>
    <meta:editing-duration>P2DT1H20M7S</meta:editing-duration>
    <meta:editing-cycles>200</meta:editing-cycles>
    <meta:document-statistic meta:table-count="1" meta:cell-count="2168" meta:object-count="0"/>
    <meta:user-defined meta:name="AppVersion">16.0300</meta:user-defined>
  </office:meta>
</office:document-meta>
</file>